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0.5228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2.4728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1.10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0.2736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6055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0.2717in"/>
    </style:style>
    <style:style style:name="co17" style:family="table-column">
      <style:table-column-properties fo:break-before="auto" style:column-width="0.5193in"/>
    </style:style>
    <style:style style:name="co18" style:family="table-column">
      <style:table-column-properties fo:break-before="auto" style:column-width="0.4866in"/>
    </style:style>
    <style:style style:name="co19" style:family="table-column">
      <style:table-column-properties fo:break-before="auto" style:column-width="0.3689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5839in"/>
    </style:style>
    <style:style style:name="co23" style:family="table-column">
      <style:table-column-properties fo:break-before="auto" style:column-width="0.6917in"/>
    </style:style>
    <style:style style:name="co24" style:family="table-column">
      <style:table-column-properties fo:break-before="auto" style:column-width="1.1327in"/>
    </style:style>
    <style:style style:name="co25" style:family="table-column">
      <style:table-column-properties fo:break-before="auto" style:column-width="0.5547in"/>
    </style:style>
    <style:style style:name="co26" style:family="table-column">
      <style:table-column-properties fo:break-before="auto" style:column-width="0.2854in"/>
    </style:style>
    <style:style style:name="co27" style:family="table-column">
      <style:table-column-properties fo:break-before="auto" style:column-width="0.6272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0.5236in"/>
    </style:style>
    <style:style style:name="co30" style:family="table-column">
      <style:table-column-properties fo:break-before="auto" style:column-width="0.4925in"/>
    </style:style>
    <style:style style:name="co31" style:family="table-column">
      <style:table-column-properties fo:break-before="auto" style:column-width="0.461in"/>
    </style:style>
    <style:style style:name="co32" style:family="table-column">
      <style:table-column-properties fo:break-before="auto" style:column-width="0.7307in"/>
    </style:style>
    <style:style style:name="co33" style:family="table-column">
      <style:table-column-properties fo:break-before="auto" style:column-width="0.5654in"/>
    </style:style>
    <style:style style:name="co34" style:family="table-column">
      <style:table-column-properties fo:break-before="auto" style:column-width="0.8138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8339in"/>
    </style:style>
    <style:style style:name="co37" style:family="table-column">
      <style:table-column-properties fo:break-before="auto" style:column-width="0.4307in"/>
    </style:style>
    <style:style style:name="co38" style:family="table-column">
      <style:table-column-properties fo:break-before="auto" style:column-width="0.6626in"/>
    </style:style>
    <style:style style:name="co39" style:family="table-column">
      <style:table-column-properties fo:break-before="auto" style:column-width="2.54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orig">
      <style:table-properties table:display="true" style:writing-mode="lr-tb"/>
    </style:style>
    <style:style style:name="ta2" style:family="table" style:master-page-name="PageStyle_5f_before_20_partial_20_sum">
      <style:table-properties table:display="true" style:writing-mode="lr-tb"/>
    </style:style>
    <style:style style:name="ta3" style:family="table" style:master-page-name="PageStyle_5f_IO_20_int64_5f_t">
      <style:table-properties table:display="true" style:writing-mode="lr-tb"/>
    </style:style>
    <style:style style:name="ta4" style:family="table" style:master-page-name="PageStyle_5f_IO_20_uint64_5f_t">
      <style:table-properties table:display="true" style:writing-mode="lr-tb"/>
    </style:style>
    <style:style style:name="ta5" style:family="table" style:master-page-name="PageStyle_5f_ICPP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4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22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22"/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ori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3"/>
        <table:table-column table:style-name="co8" table:default-cell-style-name="Default"/>
        <table:table-row table:style-name="ro1">
          <table:table-cell office:value-type="string">
            <text:p>Host</text:p>
          </table:table-cell>
          <table:table-cell office:value-type="string">
            <text:p>R</text:p>
          </table:table-cell>
          <table:table-cell office:value-type="string">
            <text:p>Cores</text:p>
          </table:table-cell>
          <table:table-cell office:value-type="string">
            <text:p>Nodes</text:p>
          </table:table-cell>
          <table:table-cell office:value-type="string">
            <text:p>Mem Avail (GB)</text:p>
          </table:table-cell>
          <table:table-cell office:value-type="string">
            <text:p>Failure Desc</text:p>
          </table:table-cell>
          <table:table-cell office:value-type="string">
            <text:p>Pnetcdf version</text:p>
          </table:table-cell>
          <table:table-cell office:value-type="string">
            <text:p>ARMCI_NETWORK</text:p>
          </table:table-cell>
          <table:table-cell office:value-type="string">
            <text:p>GA version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" table:formula="oooc:=8*[.D2]" office:value-type="float" office:value="16">
            <text:p>16</text:p>
          </table:table-cell>
          <table:table-cell office:value-type="string">
            <text:p>MA error: MA_init: could not allocate 18446744071411073216 bytes</text:p>
          </table:table-cell>
          <table:table-cell office:value-type="string">
            <text:p>1.0.3</text:p>
          </table:table-cell>
          <table:table-cell/>
          <table:table-cell office:value-type="string">
            <text:p>4.1.1.r4i4</text:p>
          </table:table-cell>
          <table:table-cell office:value-type="time" office:time-value="PT00H00M01S">
            <text:p>00:00:0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" table:formula="oooc:=8*[.D3]" office:value-type="float" office:value="16">
            <text:p>16</text:p>
          </table:table-cell>
          <table:table-cell office:value-type="string">
            <text:p>ncx.c:1394: ncmpix_put_size_t: Assertion `*ulp &lt;= (2147483647 * 2U + 1U)' failed</text:p>
          </table:table-cell>
          <table:table-cell office:value-type="string">
            <text:p>1.0.3</text:p>
          </table:table-cell>
          <table:table-cell/>
          <table:table-cell office:value-type="string">
            <text:p>4.1.1.r4i4</text:p>
          </table:table-cell>
          <table:table-cell office:value-type="time" office:time-value="PT00H00M03S">
            <text:p>00:00:0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table:formula="oooc:=8*[.D4]" office:value-type="float" office:value="32">
            <text:p>32</text:p>
          </table:table-cell>
          <table:table-cell office:value-type="string">
            <text:p>application killed due to out of memory condi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4</text:p>
          </table:table-cell>
          <table:table-cell table:number-columns-repeated="2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5]" office:value-type="float" office:value="64">
            <text:p>64</text:p>
          </table:table-cell>
          <table:table-cell office:value-type="string">
            <text:p>application completed with no detectable system errors</text:p>
          </table:table-cell>
          <table:table-cell office:value-type="string">
            <text:p>1.1.0pre</text:p>
          </table:table-cell>
          <table:table-cell/>
          <table:table-cell office:value-type="string">
            <text:p>4.1.1.r4i4</text:p>
          </table:table-cell>
          <table:table-cell office:value-type="time" office:time-value="PT00H03M24S">
            <text:p>00:03:24</text:p>
          </table:table-cell>
          <table:table-cell office:value-type="string">
            <text:p>unrecognized format (garbage)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6]" office:value-type="float" office:value="64">
            <text:p>64</text:p>
          </table:table-cell>
          <table:table-cell office:value-type="string">
            <text:p>application killed due to out of memory condi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4M01S">
            <text:p>00:04:0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style-name="ce2" table:formula="oooc:=8*[.D7]" office:value-type="float" office:value="128">
            <text:p>128</text:p>
          </table:table-cell>
          <table:table-cell office:value-type="string">
            <text:p>compute node initiated termina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2M13S">
            <text:p>00:02:13</text:p>
          </table:table-cell>
          <table:table-cell office:value-type="string">
            <text:p>unrecognized format (garbage)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8]" office:value-type="float" office:value="64">
            <text:p>64</text:p>
          </table:table-cell>
          <table:table-cell/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0M05S">
            <text:p>00:00:05</text:p>
          </table:table-cell>
          <table:table-cell office:value-type="string">
            <text:p>success</text:p>
          </table:table-cell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2" table:formula="oooc:=32*[.D9]" office:value-type="float" office:value="128">
            <text:p>128</text:p>
          </table:table-cell>
          <table:table-cell/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office:value-type="time" office:time-value="PT00H00M35S">
            <text:p>00:00:35</text:p>
          </table:table-cell>
          <table:table-cell office:value-type="string">
            <text:p>succes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6" table:number-rows-spanned="1">
            <text:p>BEFORE MINIMIZING CALLS TO PARTIAL_SUM, --enable-trace</text:p>
          </table:table-cell>
          <table:covered-table-cell table:number-columns-repeated="5" table:style-name="ce1"/>
          <table:table-cell table:number-columns-repeated="5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12]" office:value-type="float" office:value="32">
            <text:p>32</text:p>
          </table:table-cell>
          <table:table-cell/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style-name="ce2" table:formula="oooc:=128/8"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style-name="ce2" table:formula="oooc:=32*8" office:value-type="float" office:value="256">
            <text:p>256</text:p>
          </table:table-cell>
          <table:table-cell table:number-columns-repeated="10"/>
        </table:table-row>
        <table:table-row table:style-name="ro1" table:number-rows-repeated="1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efore partial sum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"/>
        <table:table-column table:style-name="co6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>
            <text:p>Host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Mem (GB)</text:p>
          </table:table-cell>
          <table:table-cell office:value-type="string">
            <text:p>Pnetcdf</text:p>
          </table:table-cell>
          <table:table-cell office:value-type="string">
            <text:p>ARMCI_NETWORK</text:p>
          </table:table-cell>
          <table:table-cell office:value-type="string">
            <text:p>GA version</text:p>
          </table:table-cell>
          <table:table-cell table:style-name="ce6" office:value-type="string">
            <text:p>Time 1</text:p>
          </table:table-cell>
          <table:table-cell table:style-name="ce6" office:value-type="string">
            <text:p>Time 2</text:p>
          </table:table-cell>
          <table:table-cell table:style-name="ce6" office:value-type="string">
            <text:p>Time 3</text:p>
          </table:table-cell>
          <table:table-cell office:value-type="string">
            <text:p>Avg Time</text:p>
          </table:table-cell>
          <table:table-cell>
            <draw:frame table:end-cell-address="'before partial sum'.P15" table:end-x="0.5323in" table:end-y="0.0626in" draw:z-index="0" draw:style-name="gr1" svg:width="3.1524in" svg:height="2.4063in" svg:x="0.0469in" svg:y="0in">
              <draw:object draw:notify-on-update-of-ranges="'before partial sum'.I6:'before partial sum'.I11 'before partial sum'.D6:'before partial sum'.D11 'before partial sum'.I14:'before partial sum'.I19 'before partial sum'.D14:'before partial sum'.D19 'before partial sum'.I22:'before partial sum'.I27 'before partial sum'.D22:'before partial sum'.D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office:value-type="string">
            <text:p>NOTES:</text:p>
          </table:table-cell>
          <table:table-cell table:number-columns-repeated="7"/>
          <table:table-cell table:style-name="ce6"/>
          <table:table-cell table:number-columns-repeated="4"/>
        </table:table-row>
        <table:table-row table:style-name="ro1">
          <table:table-cell table:style-name="ce4" office:value-type="string" table:number-columns-spanned="12" table:number-rows-spanned="1">
            <text:p>This was before the partial sum optimization (calculating partial sums only once per dimension.)</text:p>
          </table:table-cell>
          <table:covered-table-cell table:number-columns-repeated="11" table:style-name="ce4"/>
          <table:table-cell/>
        </table:table-row>
        <table:table-row table:style-name="ro1">
          <table:table-cell table:style-name="ce4" office:value-type="string" table:number-columns-spanned="12" table:number-rows-spanned="1">
            <text:p>Further, this was done on a single input file, so the problem size is rather small.</text:p>
          </table:table-cell>
          <table:covered-table-cell table:number-columns-repeated="11" table:style-name="ce4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6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235-1252953133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7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255-1252953166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8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411-1252953360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9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807-1252953768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10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4029-1252953994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11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6" table:formula="oooc:=1252953907-1252953866" office:value-type="float" office:value="41">
            <text:p>4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table:style-name="ce4" office:value-type="string" table:number-columns-spanned="12" table:number-rows-spanned="1">
            <text:p>After partial sum optimization. <text:s/>Single input file.</text:p>
          </table:table-cell>
          <table:covered-table-cell table:number-columns-repeated="11" table:style-name="ce4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14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375-1253135253"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15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532-1253135443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16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082-1253135028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17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646-1253135600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18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843-1253135793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19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6035-1253135987"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table:style-name="ce4" office:value-type="string" table:number-columns-spanned="12" table:number-rows-spanned="1">
            <text:p>Union dataset. <text:s/>6 timesteps, 4 variables. <text:s/>(Default striping??)</text:p>
          </table:table-cell>
          <table:covered-table-cell table:number-columns-repeated="11" table:style-name="ce4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22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6678-1253216034" office:value-type="float" office:value="644">
            <text:p>644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23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4262-1253213713" office:value-type="float" office:value="549">
            <text:p>54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24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3568-1253213308"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25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4612-1253214385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26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5836-1253215608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27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7050-1253216824" office:value-type="float" office:value="226">
            <text:p>226</text:p>
          </table:table-cell>
          <table:table-cell table:number-columns-repeated="4"/>
        </table:table-row>
        <table:table-row table:style-name="ro1">
          <table:table-cell table:number-columns-repeated="12"/>
          <table:table-cell>
            <draw:frame table:end-cell-address="'before partial sum'.P42" table:end-x="0.5063in" table:end-y="0.0551in" draw:z-index="1" draw:style-name="gr1" svg:width="3.1539in" svg:height="2.2409in" svg:x="0.0193in" svg:y="0.1579in">
              <draw:object draw:notify-on-update-of-ranges="'before partial sum'.I30:'before partial sum'.I33 'before partial sum'.D30:'before partial sum'.D33 'before partial sum'.I37:'before partial sum'.I40 'before partial sum'.D37:'before partial sum'.D40 'before partial sum'.J37:'before partial sum'.J40 'before partial sum'.D37:'before partial sum'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4" office:value-type="string" table:number-columns-spanned="12" table:number-rows-spanned="1">
            <text:p>join on “time” dimension. <text:s/>29 timesteps. <text:s/>1 variable. <text:s/>“stripe_medium”. <text:s/>-b 90,0,180,-180</text:p>
          </table:table-cell>
          <table:covered-table-cell table:number-columns-repeated="11" table:style-name="ce4"/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0]/4"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2" table:formula="oooc:=[.C30]*8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3727793-1253727654"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1]/4" office:value-type="float" office:value="16">
            <text:p>16</text:p>
          </table:table-cell>
          <table:table-cell office:value-type="float" office:value="64">
            <text:p>64</text:p>
          </table:table-cell>
          <table:table-cell table:style-name="ce2" table:formula="oooc:=[.C31]*8" office:value-type="float" office:value="128">
            <text:p>128</text:p>
          </table:table-cell>
          <table:table-cell office:value-type="string">
            <text:p>2.0.3</text:p>
          </table:table-cell>
          <table:table-cell office:value-type="string">
            <text:p>PORTALS</text:p>
          </table:table-cell>
          <table:table-cell office:value-type="string">
            <text:p>5.2.0.r4i8</text:p>
          </table:table-cell>
          <table:table-cell table:style-name="ce2" table:formula="oooc:=1253727944-1253727821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2]/4" office:value-type="float" office:value="32">
            <text:p>32</text:p>
          </table:table-cell>
          <table:table-cell office:value-type="float" office:value="128">
            <text:p>128</text:p>
          </table:table-cell>
          <table:table-cell table:style-name="ce2" table:formula="oooc:=[.C32]*8" office:value-type="float" office:value="256">
            <text:p>256</text:p>
          </table:table-cell>
          <table:table-cell office:value-type="string">
            <text:p>3.0.3</text:p>
          </table:table-cell>
          <table:table-cell office:value-type="string">
            <text:p>PORTALS</text:p>
          </table:table-cell>
          <table:table-cell office:value-type="string">
            <text:p>6.2.0.r4i8</text:p>
          </table:table-cell>
          <table:table-cell table:style-name="ce2" table:formula="oooc:=1253728077-1253727966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3]/4" office:value-type="float" office:value="64">
            <text:p>64</text:p>
          </table:table-cell>
          <table:table-cell office:value-type="float" office:value="256">
            <text:p>256</text:p>
          </table:table-cell>
          <table:table-cell table:style-name="ce2" table:formula="oooc:=[.C33]*8" office:value-type="float" office:value="512">
            <text:p>512</text:p>
          </table:table-cell>
          <table:table-cell office:value-type="string">
            <text:p>4.0.3</text:p>
          </table:table-cell>
          <table:table-cell office:value-type="string">
            <text:p>PORTALS</text:p>
          </table:table-cell>
          <table:table-cell office:value-type="string">
            <text:p>7.2.0.r4i8</text:p>
          </table:table-cell>
          <table:table-cell table:style-name="ce2" table:formula="oooc:=1253728232-1253728110" office:value-type="float" office:value="122">
            <text:p>12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table:style-name="ce4" office:value-type="string" table:number-columns-spanned="12" table:number-rows-spanned="1">
            <text:p>join on “time” dimension. <text:s/>29 timesteps. <text:s/>1 variable. <text:s/>“lfs setstrip 0 -1 40”. Collective buffering.</text:p>
          </table:table-cell>
          <table:covered-table-cell table:number-columns-repeated="11" table:style-name="ce4"/>
          <table:table-cell/>
        </table:table-row>
        <table:table-row table:style-name="ro1">
          <table:table-cell table:style-name="ce4" office:value-type="string" table:number-columns-spanned="8" table:number-rows-spanned="1">
            <text:p>note also that I'm 99% pretty sure that the input files are also striped</text:p>
          </table:table-cell>
          <table:covered-table-cell table:number-columns-repeated="7" table:style-name="ce4"/>
          <table:table-cell table:style-name="ce6" office:value-type="string">
            <text:p>N hemis</text:p>
          </table:table-cell>
          <table:table-cell office:value-type="string">
            <text:p>MJO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7]/4"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2" table:formula="oooc:=[.C37]*8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3084-1254412934" office:value-type="float" office:value="150">
            <text:p>150</text:p>
          </table:table-cell>
          <table:table-cell table:style-name="ce2" table:formula="oooc:=1254413562-1254413426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8]/4" office:value-type="float" office:value="16">
            <text:p>16</text:p>
          </table:table-cell>
          <table:table-cell office:value-type="float" office:value="64">
            <text:p>64</text:p>
          </table:table-cell>
          <table:table-cell table:style-name="ce2" table:formula="oooc:=[.C38]*8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2691-1254412582" office:value-type="float" office:value="109">
            <text:p>109</text:p>
          </table:table-cell>
          <table:table-cell table:style-name="ce2" table:formula="oooc:=1254413907-1254413808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9]/4" office:value-type="float" office:value="32">
            <text:p>32</text:p>
          </table:table-cell>
          <table:table-cell office:value-type="float" office:value="128">
            <text:p>128</text:p>
          </table:table-cell>
          <table:table-cell table:style-name="ce2" table:formula="oooc:=[.C39]*8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office:value-type="float" office:value="99">
            <text:p>99</text:p>
          </table:table-cell>
          <table:table-cell table:style-name="ce2" table:formula="oooc:=1254413761-1254413684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40]/4" office:value-type="float" office:value="64">
            <text:p>64</text:p>
          </table:table-cell>
          <table:table-cell office:value-type="float" office:value="256">
            <text:p>256</text:p>
          </table:table-cell>
          <table:table-cell table:style-name="ce2" table:formula="oooc:=[.C40]*8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2015-1254411948" office:value-type="float" office:value="67">
            <text:p>67</text:p>
          </table:table-cell>
          <table:table-cell table:style-name="ce2" table:formula="oooc:=1254415017-1254414953" office:value-type="float" office:value="64">
            <text:p>6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6"/>
          <table:table-cell table:number-columns-repeated="4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6"/>
        </table:table-row>
        <table:table-row table:style-name="ro1" table:number-rows-repeated="121">
          <table:table-cell table:number-columns-repeated="8"/>
          <table:table-cell table:style-name="ce6"/>
          <table:table-cell table:number-columns-repeated="4"/>
        </table:table-row>
        <table:table-row table:style-name="ro1" table:number-rows-repeated="653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O int64_t" table:style-name="ta3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0"/>
        <table:table-column table:style-name="co21" table:default-cell-style-name="ce10"/>
        <table:table-column table:style-name="co8" table:default-cell-style-name="ce10"/>
        <table:table-column table:style-name="co8" table:number-columns-repeated="248" table:default-cell-style-name="Default"/>
        <table:table-row table:style-name="ro1">
          <table:table-cell table:style-name="ce4" office:value-type="string" table:number-columns-spanned="8" table:number-rows-spanned="1">
            <text:p>Geopotential. 6 timesteps. <text:s/>Various stripings tested. -b 90,0,180,-180</text:p>
          </table:table-cell>
          <table:covered-table-cell table:number-columns-repeated="7" table:style-name="ce4"/>
          <table:table-cell table:style-name="ce6"/>
          <table:table-cell table:number-columns-repeated="247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way</text:p>
          </table:table-cell>
          <table:table-cell table:style-name="ce8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0.0328308903">
            <text:p>0.0328309</text:p>
          </table:table-cell>
          <table:table-cell table:style-name="ce9" office:value-type="float" office:value="7.77002424">
            <text:p>7.7700242</text:p>
          </table:table-cell>
          <table:table-cell table:style-name="ce9" office:value-type="float" office:value="2.47077085">
            <text:p>2.4707709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style-name="ce9" office:value-type="float" office:value="0.0457414426">
            <text:p>0.0457414</text:p>
          </table:table-cell>
          <table:table-cell table:style-name="ce9" office:value-type="float" office:value="8.23011622">
            <text:p>8.2301162</text:p>
          </table:table-cell>
          <table:table-cell table:style-name="ce9" office:value-type="float" office:value="3.13123688">
            <text:p>3.1312369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9" office:value-type="float" office:value="0.045810733">
            <text:p>0.0458107</text:p>
          </table:table-cell>
          <table:table-cell table:style-name="ce9" office:value-type="float" office:value="8.10328871">
            <text:p>8.1032887</text:p>
          </table:table-cell>
          <table:table-cell table:style-name="ce9" office:value-type="float" office:value="3.11578624">
            <text:p>3.1157862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9" office:value-type="float" office:value="0.0380652957">
            <text:p>0.0380653</text:p>
          </table:table-cell>
          <table:table-cell table:style-name="ce9" office:value-type="float" office:value="24.401024">
            <text:p>24.4010240</text:p>
          </table:table-cell>
          <table:table-cell table:style-name="ce9" office:value-type="float" office:value="3.56680714">
            <text:p>3.5668071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9" office:value-type="float" office:value="0.0362028368">
            <text:p>0.0362028</text:p>
          </table:table-cell>
          <table:table-cell table:style-name="ce9" office:value-type="float" office:value="7.66640529">
            <text:p>7.6664053</text:p>
          </table:table-cell>
          <table:table-cell table:style-name="ce9" office:value-type="float" office:value="2.62716785">
            <text:p>2.6271679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style-name="ce9" office:value-type="float" office:value="0.0392023474">
            <text:p>0.0392023</text:p>
          </table:table-cell>
          <table:table-cell table:style-name="ce9" office:value-type="float" office:value="7.33771361">
            <text:p>7.3377136</text:p>
          </table:table-cell>
          <table:table-cell table:style-name="ce9" office:value-type="float" office:value="2.72336416">
            <text:p>2.7233642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9" office:value-type="float" office:value="0.0269446522">
            <text:p>0.0269447</text:p>
          </table:table-cell>
          <table:table-cell table:style-name="ce9" office:value-type="float" office:value="8.73142853">
            <text:p>8.7314285</text:p>
          </table:table-cell>
          <table:table-cell table:style-name="ce9" office:value-type="float" office:value="3.3688359">
            <text:p>3.3688359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9" office:value-type="float" office:value="0.0213515945">
            <text:p>0.0213516</text:p>
          </table:table-cell>
          <table:table-cell table:style-name="ce9" office:value-type="float" office:value="12.0144337">
            <text:p>12.0144337</text:p>
          </table:table-cell>
          <table:table-cell table:style-name="ce9" office:value-type="float" office:value="3.17123719">
            <text:p>3.1712372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style-name="ce9" office:value-type="float" office:value="0.0211486593">
            <text:p>0.0211487</text:p>
          </table:table-cell>
          <table:table-cell table:style-name="ce9" office:value-type="float" office:value="14.1810626">
            <text:p>14.1810626</text:p>
          </table:table-cell>
          <table:table-cell table:style-name="ce9" office:value-type="float" office:value="3.27036716">
            <text:p>3.2703672</text:p>
          </table:table-cell>
          <table:table-cell table:style-name="ce6"/>
          <table:table-cell table:number-columns-repeated="247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6">
            <text:p>16</text:p>
          </table:table-cell>
          <table:table-cell table:style-name="ce9" office:value-type="float" office:value="0.0228774734">
            <text:p>0.0228775</text:p>
          </table:table-cell>
          <table:table-cell table:style-name="ce11" office:value-type="float" office:value="10.9508">
            <text:p>10.9508000</text:p>
          </table:table-cell>
          <table:table-cell table:style-name="ce11" office:value-type="float" office:value="3.2486">
            <text:p>3.2486000</text:p>
          </table:table-cell>
          <table:table-cell table:style-name="ce6"/>
          <table:table-cell table:style-name="ce7" table:number-columns-repeated="247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2">
            <text:p>32</text:p>
          </table:table-cell>
          <table:table-cell table:style-name="ce9" office:value-type="float" office:value="0.0219310634">
            <text:p>0.0219311</text:p>
          </table:table-cell>
          <table:table-cell table:style-name="ce9" office:value-type="float" office:value="10.6025487">
            <text:p>10.6025487</text:p>
          </table:table-cell>
          <table:table-cell table:style-name="ce9" office:value-type="float" office:value="3.10829841">
            <text:p>3.1082984</text:p>
          </table:table-cell>
          <table:table-cell table:style-name="ce6"/>
          <table:table-cell table:style-name="ce7" table:number-columns-repeated="247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4">
            <text:p>64</text:p>
          </table:table-cell>
          <table:table-cell table:style-name="ce9" office:value-type="float" office:value="0.0178489834">
            <text:p>0.0178490</text:p>
          </table:table-cell>
          <table:table-cell table:style-name="ce9" office:value-type="float" office:value="10.0181438">
            <text:p>10.0181438</text:p>
          </table:table-cell>
          <table:table-cell table:style-name="ce9" office:value-type="float" office:value="2.65634619">
            <text:p>2.6563462</text:p>
          </table:table-cell>
          <table:table-cell table:style-name="ce6"/>
          <table:table-cell table:style-name="ce7"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9" office:value-type="float" office:value="0.0127711333">
            <text:p>0.0127711</text:p>
          </table:table-cell>
          <table:table-cell table:style-name="ce9" office:value-type="float" office:value="13.6321411">
            <text:p>13.6321411</text:p>
          </table:table-cell>
          <table:table-cell table:style-name="ce9" office:value-type="float" office:value="4.05744649">
            <text:p>4.0574465</text:p>
          </table:table-cell>
          <table:table-cell table:number-columns-repeated="248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9" office:value-type="float" office:value="0.0177837908">
            <text:p>0.0177838</text:p>
          </table:table-cell>
          <table:table-cell table:style-name="ce9" office:value-type="float" office:value="14.1023658">
            <text:p>14.1023658</text:p>
          </table:table-cell>
          <table:table-cell table:style-name="ce9" office:value-type="float" office:value="5.10276295">
            <text:p>5.1027630</text:p>
          </table:table-cell>
          <table:table-cell table:number-columns-repeated="248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9" office:value-type="float" office:value="0.0181042589">
            <text:p>0.0181043</text:p>
          </table:table-cell>
          <table:table-cell table:style-name="ce9" office:value-type="float" office:value="13.9563344">
            <text:p>13.9563344</text:p>
          </table:table-cell>
          <table:table-cell table:style-name="ce9" office:value-type="float" office:value="5.1619485">
            <text:p>5.1619485</text:p>
          </table:table-cell>
          <table:table-cell table:number-columns-repeated="248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16">
            <text:p>16</text:p>
          </table:table-cell>
          <table:table-cell table:style-name="ce9" office:value-type="float" office:value="0.0168835744">
            <text:p>0.0168836</text:p>
          </table:table-cell>
          <table:table-cell table:style-name="ce9" office:value-type="float" office:value="14.1381286">
            <text:p>14.1381286</text:p>
          </table:table-cell>
          <table:table-cell table:style-name="ce9" office:value-type="float" office:value="4.938934">
            <text:p>4.9389340</text:p>
          </table:table-cell>
          <table:table-cell table:number-columns-repeated="248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2">
            <text:p>32</text:p>
          </table:table-cell>
          <table:table-cell table:style-name="ce9" office:value-type="float" office:value="0.0159957446">
            <text:p>0.0159957</text:p>
          </table:table-cell>
          <table:table-cell table:style-name="ce9" office:value-type="float" office:value="12.9762106">
            <text:p>12.9762106</text:p>
          </table:table-cell>
          <table:table-cell table:style-name="ce9" office:value-type="float" office:value="4.64549288">
            <text:p>4.6454929</text:p>
          </table:table-cell>
          <table:table-cell table:number-columns-repeated="248"/>
        </table:table-row>
        <table:table-row table:style-name="ro2">
          <table:table-cell table:style-name="ce7" office:value-type="string">
            <text:p>chinook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64">
            <text:p>64</text:p>
          </table:table-cell>
          <table:table-cell table:style-name="ce9" office:value-type="float" office:value="0.0141934492">
            <text:p>0.0141934</text:p>
          </table:table-cell>
          <table:table-cell table:style-name="ce9" office:value-type="float" office:value="12.8965825">
            <text:p>12.8965825</text:p>
          </table:table-cell>
          <table:table-cell table:style-name="ce9" office:value-type="float" office:value="4.20925207">
            <text:p>4.2092521</text:p>
          </table:table-cell>
          <table:table-cell table:number-columns-repeated="248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O uint64_t" table:style-name="ta4" table:print="false">
        <table:table-column table:style-name="co2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3" table:number-columns-repeated="2" table:default-cell-style-name="ce13"/>
        <table:table-column table:style-name="co15" table:default-cell-style-name="ce13"/>
        <table:table-column table:style-name="co24" table:default-cell-style-name="ce14"/>
        <table:table-column table:style-name="co14" table:default-cell-style-name="Default"/>
        <table:table-column table:style-name="co8" table:number-columns-repeated="4" table:default-cell-style-name="Default"/>
        <table:table-row table:style-name="ro1">
          <table:table-cell table:style-name="ce4" office:value-type="string" table:number-columns-spanned="8" table:number-rows-spanned="1">
            <text:p>Geopotential. 6 timesteps. <text:s/>Various stripings tested. -b 90,0,180,-180</text:p>
          </table:table-cell>
          <table:covered-table-cell table:number-columns-repeated="7" table:style-name="ce4"/>
          <table:table-cell table:number-columns-repeated="6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2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office:value-type="string">
            <text:p>Collective?</text:p>
          </table:table-cell>
          <table:table-cell office:value-type="string">
            <text:p>Region</text:p>
          </table:table-cell>
          <table:table-cell office:value-type="string">
            <text:p>Wall Time (s)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style-name="ce12" office:value-type="float" office:value="0.154117">
            <text:p>0.154117</text:p>
          </table:table-cell>
          <table:table-cell office:value-type="float" office:value="0.924776">
            <text:p>0.924776</text:p>
          </table:table-cell>
          <table:table-cell office:value-type="float" office:value="0.162335">
            <text:p>0.162335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309-1255039249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2" office:value-type="float" office:value="0.646114">
            <text:p>0.646114</text:p>
          </table:table-cell>
          <table:table-cell office:value-type="float" office:value="1.54486">
            <text:p>1.544860</text:p>
          </table:table-cell>
          <table:table-cell office:value-type="float" office:value="0.669787">
            <text:p>0.669787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219-1255039200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931482">
            <text:p>0.931482</text:p>
          </table:table-cell>
          <table:table-cell office:value-type="float" office:value="2.06579">
            <text:p>2.065790</text:p>
          </table:table-cell>
          <table:table-cell office:value-type="float" office:value="0.963627">
            <text:p>0.963627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8516-1255038502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362586">
            <text:p>0.362586</text:p>
          </table:table-cell>
          <table:table-cell office:value-type="float" office:value="0.577522">
            <text:p>0.577522</text:p>
          </table:table-cell>
          <table:table-cell office:value-type="float" office:value="0.370974">
            <text:p>0.370974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150-1255039124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226224">
            <text:p>0.226224</text:p>
          </table:table-cell>
          <table:table-cell office:value-type="float" office:value="1.05647">
            <text:p>1.056470</text:p>
          </table:table-cell>
          <table:table-cell office:value-type="float" office:value="0.237566">
            <text:p>0.237566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0593-1255040554" office:value-type="float" office:value="39">
            <text:p>39</text:p>
          </table:table-cell>
          <table:table-cell table:number-columns-repeated="2"/>
          <table:table-cell>
            <draw:frame table:end-cell-address="'IO uint64_t'.Q19" table:end-x="0.5087in" table:end-y="0.1252in" draw:z-index="0" draw:style-name="gr1" svg:width="3.1531in" svg:height="2.1051in" svg:x="0.0228in" svg:y="0.0291in">
              <draw:object draw:notify-on-update-of-ranges="'IO uint64_t'.F25:'IO uint64_t'.F29 'IO uint64_t'.D25:'IO uint64_t'.D29 'IO uint64_t'.F30:'IO uint64_t'.F34 'IO uint64_t'.D30:'IO uint64_t'.D34 'IO uint64_t'.F35:'IO uint64_t'.F39 'IO uint64_t'.D35:'IO uint64_t'.D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563525">
            <text:p>0.563525</text:p>
          </table:table-cell>
          <table:table-cell office:value-type="float" office:value="0.810231">
            <text:p>0.810231</text:p>
          </table:table-cell>
          <table:table-cell office:value-type="float" office:value="0.574146">
            <text:p>0.574146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611-1255039580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789812">
            <text:p>0.789812</text:p>
          </table:table-cell>
          <table:table-cell office:value-type="float" office:value="1.59456">
            <text:p>1.594560</text:p>
          </table:table-cell>
          <table:table-cell office:value-type="float" office:value="0.814794">
            <text:p>0.814794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668-1255039651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25205">
            <text:p>0.252050</text:p>
          </table:table-cell>
          <table:table-cell office:value-type="float" office:value="2.08112">
            <text:p>2.081120</text:p>
          </table:table-cell>
          <table:table-cell office:value-type="float" office:value="0.266267">
            <text:p>0.266267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742-1255039702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588448">
            <text:p>0.588448</text:p>
          </table:table-cell>
          <table:table-cell office:value-type="float" office:value="2.55271">
            <text:p>2.552710</text:p>
          </table:table-cell>
          <table:table-cell office:value-type="float" office:value="0.617305">
            <text:p>0.617305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794-125503977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1.75555">
            <text:p>1.755550</text:p>
          </table:table-cell>
          <table:table-cell office:value-type="float" office:value="2.13321">
            <text:p>2.133210</text:p>
          </table:table-cell>
          <table:table-cell office:value-type="float" office:value="1.77463">
            <text:p>1.77463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833-1255039822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530868">
            <text:p>0.530868</text:p>
          </table:table-cell>
          <table:table-cell office:value-type="float" office:value="0.977996">
            <text:p>0.977996</text:p>
          </table:table-cell>
          <table:table-cell office:value-type="float" office:value="0.546034">
            <text:p>0.546034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995-1255040967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674133">
            <text:p>0.674133</text:p>
          </table:table-cell>
          <table:table-cell office:value-type="float" office:value="1.19687">
            <text:p>1.196870</text:p>
          </table:table-cell>
          <table:table-cell office:value-type="float" office:value="0.692508">
            <text:p>0.692508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944-125504092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1.20567">
            <text:p>1.205670</text:p>
          </table:table-cell>
          <table:table-cell office:value-type="float" office:value="1.42106">
            <text:p>1.421060</text:p>
          </table:table-cell>
          <table:table-cell office:value-type="float" office:value="1.21688">
            <text:p>1.21688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888-1255040875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58372">
            <text:p>0.583720</text:p>
          </table:table-cell>
          <table:table-cell office:value-type="float" office:value="1.83353">
            <text:p>1.833530</text:p>
          </table:table-cell>
          <table:table-cell office:value-type="float" office:value="0.608937">
            <text:p>0.608937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854-1255040829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386737">
            <text:p>0.386737</text:p>
          </table:table-cell>
          <table:table-cell office:value-type="float" office:value="0.445692">
            <text:p>0.445692</text:p>
          </table:table-cell>
          <table:table-cell office:value-type="float" office:value="0.38987">
            <text:p>0.38987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662-1255040631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624489">
            <text:p>0.624489</text:p>
          </table:table-cell>
          <table:table-cell office:value-type="float" office:value="0.946824">
            <text:p>0.946824</text:p>
          </table:table-cell>
          <table:table-cell office:value-type="float" office:value="0.637678">
            <text:p>0.637678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430-1255041403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892261">
            <text:p>0.892261</text:p>
          </table:table-cell>
          <table:table-cell office:value-type="float" office:value="1.39236">
            <text:p>1.392360</text:p>
          </table:table-cell>
          <table:table-cell office:value-type="float" office:value="0.912165">
            <text:p>0.912165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793-1255041771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0.868238">
            <text:p>0.868238</text:p>
          </table:table-cell>
          <table:table-cell office:value-type="float" office:value="1.87989">
            <text:p>1.879890</text:p>
          </table:table-cell>
          <table:table-cell office:value-type="float" office:value="0.897583">
            <text:p>0.897583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936-1255041919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432065">
            <text:p>0.432065</text:p>
          </table:table-cell>
          <table:table-cell office:value-type="float" office:value="2.17123">
            <text:p>2.171230</text:p>
          </table:table-cell>
          <table:table-cell office:value-type="float" office:value="0.454166">
            <text:p>0.454166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989-1255041964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262">
            <text:p>0.262000</text:p>
          </table:table-cell>
          <table:table-cell office:value-type="float" office:value="1.12331">
            <text:p>1.123310</text:p>
          </table:table-cell>
          <table:table-cell office:value-type="float" office:value="0.274801">
            <text:p>0.274801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2835-1255042796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2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table:style-name="ce15" office:value-type="string">
            <text:p>MPICH_MPIIO_CB_ALIGN</text:p>
          </table:table-cell>
          <table:table-cell office:value-type="string">
            <text:p>Region</text:p>
          </table:table-cell>
          <table:table-cell office:value-type="string">
            <text:p>Wall Start (s)</text:p>
          </table:table-cell>
          <table:table-cell office:value-type="string">
            <text:p>Wall Stop (s)</text:p>
          </table:table-cell>
          <table:table-cell office:value-type="string">
            <text:p>Wall Time (s)</text:p>
          </table:table-cell>
          <table:table-cell>
            <draw:frame table:end-cell-address="'IO uint64_t'.Q36" table:end-x="0.4965in" table:end-y="0.074in" draw:z-index="1" draw:style-name="gr1" svg:width="3.1512in" svg:height="2.0354in" svg:x="0.0126in" svg:y="0.0476in">
              <draw:object draw:notify-on-update-of-ranges="'IO uint64_t'.G25:'IO uint64_t'.G29 'IO uint64_t'.D25:'IO uint64_t'.D29 'IO uint64_t'.G30:'IO uint64_t'.G34 'IO uint64_t'.D30:'IO uint64_t'.D34 'IO uint64_t'.G35:'IO uint64_t'.G39 'IO uint64_t'.D35:'IO uint64_t'.D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569507">
            <text:p>0.569507</text:p>
          </table:table-cell>
          <table:table-cell office:value-type="float" office:value="0.929228">
            <text:p>0.929228</text:p>
          </table:table-cell>
          <table:table-cell office:value-type="float" office:value="0.583224">
            <text:p>0.583224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170">
            <text:p>1255376170</text:p>
          </table:table-cell>
          <table:table-cell office:value-type="float" office:value="1255376197">
            <text:p>1255376197</text:p>
          </table:table-cell>
          <table:table-cell table:style-name="ce2" table:formula="oooc:=[.L25]-[.K25]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804836">
            <text:p>0.804836</text:p>
          </table:table-cell>
          <table:table-cell office:value-type="float" office:value="1.45218">
            <text:p>1.452180</text:p>
          </table:table-cell>
          <table:table-cell office:value-type="float" office:value="0.827239">
            <text:p>0.82723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240">
            <text:p>1255376240</text:p>
          </table:table-cell>
          <table:table-cell office:value-type="float" office:value="1255376257">
            <text:p>1255376257</text:p>
          </table:table-cell>
          <table:table-cell table:style-name="ce2" table:formula="oooc:=[.L26]-[.K26]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0.388593">
            <text:p>0.388593</text:p>
          </table:table-cell>
          <table:table-cell office:value-type="float" office:value="1.82579">
            <text:p>1.825790</text:p>
          </table:table-cell>
          <table:table-cell office:value-type="float" office:value="0.408109">
            <text:p>0.40810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572">
            <text:p>1255376572</text:p>
          </table:table-cell>
          <table:table-cell office:value-type="float" office:value="1255376600">
            <text:p>1255376600</text:p>
          </table:table-cell>
          <table:table-cell table:style-name="ce2" table:formula="oooc:=[.L27]-[.K27]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756183">
            <text:p>0.756183</text:p>
          </table:table-cell>
          <table:table-cell office:value-type="float" office:value="2.15788">
            <text:p>2.157880</text:p>
          </table:table-cell>
          <table:table-cell office:value-type="float" office:value="0.787249">
            <text:p>0.78724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704">
            <text:p>1255376704</text:p>
          </table:table-cell>
          <table:table-cell office:value-type="float" office:value="1255376719">
            <text:p>1255376719</text:p>
          </table:table-cell>
          <table:table-cell table:style-name="ce2" table:formula="oooc:=[.L28]-[.K28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932859">
            <text:p>0.932859</text:p>
          </table:table-cell>
          <table:table-cell office:value-type="float" office:value="2.17488">
            <text:p>2.174880</text:p>
          </table:table-cell>
          <table:table-cell office:value-type="float" office:value="0.966387">
            <text:p>0.966387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5208">
            <text:p>1255385208</text:p>
          </table:table-cell>
          <table:table-cell office:value-type="float" office:value="1255385223">
            <text:p>1255385223</text:p>
          </table:table-cell>
          <table:table-cell table:style-name="ce2" table:formula="oooc:=[.L29]-[.K29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144747">
            <text:p>0.144747</text:p>
          </table:table-cell>
          <table:table-cell office:value-type="float" office:value="0.0734378">
            <text:p>0.073438</text:p>
          </table:table-cell>
          <table:table-cell office:value-type="float" office:value="0.136684">
            <text:p>0.136684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580">
            <text:p>1255377580</text:p>
          </table:table-cell>
          <table:table-cell office:value-type="float" office:value="1255377652">
            <text:p>1255377652</text:p>
          </table:table-cell>
          <table:table-cell table:style-name="ce2" table:formula="oooc:=[.L30]-[.K30]"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159445">
            <text:p>0.159445</text:p>
          </table:table-cell>
          <table:table-cell office:value-type="float" office:value="0.0415513">
            <text:p>0.041551</text:p>
          </table:table-cell>
          <table:table-cell office:value-type="float" office:value="0.136002">
            <text:p>0.136002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454">
            <text:p>1255377454</text:p>
          </table:table-cell>
          <table:table-cell office:value-type="float" office:value="1255377522">
            <text:p>1255377522</text:p>
          </table:table-cell>
          <table:table-cell table:style-name="ce2" table:formula="oooc:=[.L31]-[.K31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337933">
            <text:p>0.337933</text:p>
          </table:table-cell>
          <table:table-cell office:value-type="float" office:value="0.124348">
            <text:p>0.124348</text:p>
          </table:table-cell>
          <table:table-cell office:value-type="float" office:value="0.306002">
            <text:p>0.306002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795">
            <text:p>1255377795</text:p>
          </table:table-cell>
          <table:table-cell office:value-type="float" office:value="1255377828">
            <text:p>1255377828</text:p>
          </table:table-cell>
          <table:table-cell table:style-name="ce2" table:formula="oooc:=[.L32]-[.K32]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370765">
            <text:p>0.370765</text:p>
          </table:table-cell>
          <table:table-cell office:value-type="float" office:value="0.119936">
            <text:p>0.119936</text:p>
          </table:table-cell>
          <table:table-cell office:value-type="float" office:value="0.328969">
            <text:p>0.328969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707">
            <text:p>1255377707</text:p>
          </table:table-cell>
          <table:table-cell office:value-type="float" office:value="1255377737">
            <text:p>1255377737</text:p>
          </table:table-cell>
          <table:table-cell table:style-name="ce2" table:formula="oooc:=[.L33]-[.K33]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408793">
            <text:p>0.408793</text:p>
          </table:table-cell>
          <table:table-cell office:value-type="float" office:value="0.0852838">
            <text:p>0.085284</text:p>
          </table:table-cell>
          <table:table-cell office:value-type="float" office:value="0.33223">
            <text:p>0.332230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8031">
            <text:p>1255378031</text:p>
          </table:table-cell>
          <table:table-cell office:value-type="float" office:value="1255378062">
            <text:p>1255378062</text:p>
          </table:table-cell>
          <table:table-cell table:style-name="ce2" table:formula="oooc:=[.L34]-[.K34]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261141">
            <text:p>0.261141</text:p>
          </table:table-cell>
          <table:table-cell office:value-type="float" office:value="0.671784">
            <text:p>0.671784</text:p>
          </table:table-cell>
          <table:table-cell office:value-type="float" office:value="0.271213">
            <text:p>0.271213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3117">
            <text:p>1255383117</text:p>
          </table:table-cell>
          <table:table-cell office:value-type="float" office:value="1255383162">
            <text:p>1255383162</text:p>
          </table:table-cell>
          <table:table-cell table:style-name="ce2" table:formula="oooc:=[.L35]-[.K35]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822635">
            <text:p>0.822635</text:p>
          </table:table-cell>
          <table:table-cell office:value-type="float" office:value="1.36857">
            <text:p>1.368570</text:p>
          </table:table-cell>
          <table:table-cell office:value-type="float" office:value="0.843066">
            <text:p>0.843066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2985">
            <text:p>1255382985</text:p>
          </table:table-cell>
          <table:table-cell office:value-type="float" office:value="1255383004">
            <text:p>1255383004</text:p>
          </table:table-cell>
          <table:table-cell table:style-name="ce2" table:formula="oooc:=[.L36]-[.K36]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246497">
            <text:p>0.246497</text:p>
          </table:table-cell>
          <table:table-cell office:value-type="float" office:value="2.15483">
            <text:p>2.154830</text:p>
          </table:table-cell>
          <table:table-cell office:value-type="float" office:value="0.260513">
            <text:p>0.260513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3034">
            <text:p>1255383034</text:p>
          </table:table-cell>
          <table:table-cell office:value-type="float" office:value="1255383072">
            <text:p>1255383072</text:p>
          </table:table-cell>
          <table:table-cell table:style-name="ce2" table:formula="oooc:=[.L37]-[.K37]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411078">
            <text:p>0.411078</text:p>
          </table:table-cell>
          <table:table-cell office:value-type="float" office:value="2.52037">
            <text:p>2.520370</text:p>
          </table:table-cell>
          <table:table-cell office:value-type="float" office:value="0.433097">
            <text:p>0.433097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823">
            <text:p>1255376823</text:p>
          </table:table-cell>
          <table:table-cell office:value-type="float" office:value="1255376846">
            <text:p>1255376846</text:p>
          </table:table-cell>
          <table:table-cell table:style-name="ce2" table:formula="oooc:=[.L38]-[.K38]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340196">
            <text:p>0.340196</text:p>
          </table:table-cell>
          <table:table-cell office:value-type="float" office:value="2.51409">
            <text:p>2.514090</text:p>
          </table:table-cell>
          <table:table-cell office:value-type="float" office:value="0.359058">
            <text:p>0.359058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7393">
            <text:p>1255377393</text:p>
          </table:table-cell>
          <table:table-cell office:value-type="float" office:value="1255377422">
            <text:p>1255377422</text:p>
          </table:table-cell>
          <table:table-cell table:style-name="ce2" table:formula="oooc:=[.L39]-[.K39]" office:value-type="float" office:value="29">
            <text:p>29</text:p>
          </table:table-cell>
          <table:table-cell/>
        </table:table-row>
        <table:table-row table:style-name="ro1" table:number-rows-repeated="65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ICPP" table:style-name="ta5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2" table:default-cell-style-name="ce14"/>
        <table:table-column table:style-name="co33" table:default-cell-style-name="Default"/>
        <table:table-column table:style-name="co32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6" table:default-cell-style-name="Default"/>
        <table:table-row table:style-name="ro1">
          <table:table-cell office:value-type="string">
            <text:p>MJO region considered to be -b 20,-20,160,90</text:p>
          </table:table-cell>
          <table:table-cell table:number-columns-repeated="7"/>
          <table:table-cell table:style-name="ce12"/>
          <table:table-cell table:style-name="ce13"/>
          <table:table-cell table:style-name="ce15"/>
          <table:table-cell table:number-columns-repeated="16"/>
        </table:table-row>
        <table:table-row table:style-name="ro1">
          <table:table-cell office:value-type="string">
            <text:p>striping of “large” is setstripe 0 -1 48</text:p>
          </table:table-cell>
          <table:table-cell table:number-columns-repeated="7"/>
          <table:table-cell table:style-name="ce12"/>
          <table:table-cell table:style-name="ce13"/>
          <table:table-cell table:style-name="ce15"/>
          <table:table-cell table:number-columns-repeated="16"/>
        </table:table-row>
        <table:table-row table:style-name="ro1">
          <table:table-cell office:value-type="string">
            <text:p>striping of “medium” is setstripe 0 -1 24</text:p>
          </table:table-cell>
          <table:table-cell table:number-columns-repeated="7"/>
          <table:table-cell table:style-name="ce12"/>
          <table:table-cell table:style-name="ce13"/>
          <table:table-cell table:style-name="ce15"/>
          <table:table-cell table:number-columns-repeated="16"/>
        </table:table-row>
        <table:table-row table:style-name="ro1">
          <table:table-cell table:number-columns-repeated="8"/>
          <table:table-cell table:style-name="ce12"/>
          <table:table-cell table:style-name="ce13"/>
          <table:table-cell table:style-name="ce15"/>
          <table:table-cell table:number-columns-repeated="9"/>
          <table:table-cell office:value-type="string">
            <text:p>This is from a 1024 run.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/>
          <table:table-cell table:style-name="ce13"/>
          <table:table-cell table:style-name="ce15"/>
          <table:table-cell table:number-columns-repeated="16"/>
        </table:table-row>
        <table:table-row table:style-name="ro1">
          <table:table-cell table:style-name="ce16" office:value-type="string" table:number-columns-spanned="19" table:number-rows-spanned="1">
            <text:p>STRONG RUNS – SCRATCH</text:p>
          </table:table-cell>
          <table:covered-table-cell table:number-columns-repeated="18" table:style-name="ce16"/>
          <table:table-cell/>
          <table:table-cell office:value-type="string">
            <text:p>Name</text:p>
          </table:table-cell>
          <table:table-cell office:value-type="string">
            <text:p>Calls</text:p>
          </table:table-cell>
          <table:table-cell office:value-type="string">
            <text:p>Prcnt</text:p>
          </table:table-cell>
          <table:table-cell office:value-type="string">
            <text:p>Times</text:p>
          </table:table-cell>
          <table:table-cell office:value-type="string">
            <text:p>Prcnt</text:p>
          </table:table-cell>
          <table:table-cell office:value-type="string">
            <text:p>T/call</text:p>
          </table:table-cell>
          <table:table-cell office:value-type="string">
            <text:p>Prcnt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variable</text:p>
          </table:table-cell>
          <table:table-cell office:value-type="string">
            <text:p>var type</text:p>
          </table:table-cell>
          <table:table-cell office:value-type="string">
            <text:p>timesteps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2" office:value-type="string">
            <text:p>read</text:p>
          </table:table-cell>
          <table:table-cell table:style-name="ce13" office:value-type="string">
            <text:p>write</text:p>
          </table:table-cell>
          <table:table-cell table:style-name="ce15"/>
          <table:table-cell office:value-type="string">
            <text:p>Region</text:p>
          </table:table-cell>
          <table:table-cell office:value-type="string">
            <text:p>Wall Time</text:p>
          </table:table-cell>
          <table:table-cell office:value-type="string">
            <text:p>Wall Timet</text:p>
          </table:table-cell>
          <table:table-cell office:value-type="string">
            <text:p>Wall Timep</text:p>
          </table:table-cell>
          <table:table-cell office:value-type="string">
            <text:p>Input Size</text:p>
          </table:table-cell>
          <table:table-cell office:value-type="string">
            <text:p>Output Size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/>
          <table:table-cell office:value-type="string">
            <text:p>NetcdfVariable::read()</text:p>
          </table:table-cell>
          <table:table-cell office:value-type="float" office:value="39">
            <text:p>39</text:p>
          </table:table-cell>
          <table:table-cell office:value-type="float" office:value="0.1">
            <text:p>0.1</text:p>
          </table:table-cell>
          <table:table-cell office:value-type="float" office:value="47710000">
            <text:p>47710000</text:p>
          </table:table-cell>
          <table:table-cell table:style-name="ce2" table:formula="oooc:=[.X7]/[.X21]" office:value-type="float" office:value="0.791604446656711">
            <text:p>0.79</text:p>
          </table:table-cell>
          <table:table-cell office:value-type="float" office:value="1223333.3">
            <text:p>1223333.3</text:p>
          </table:table-cell>
          <table:table-cell office:value-type="float" office:value="79.5">
            <text:p>79.5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OOM</text:p>
          </table:table-cell>
          <table:table-cell/>
          <table:table-cell office:value-type="string">
            <text:p>MJO</text:p>
          </table:table-cell>
          <table:table-cell/>
          <table:table-cell table:number-columns-repeated="2" office:value-type="string">
            <text:p>OOM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OOM</text:p>
          </table:table-cell>
          <table:table-cell/>
          <table:table-cell office:value-type="string">
            <text:p>NetcdfFileWriter::write(int,int,int)</text:p>
          </table:table-cell>
          <table:table-cell office:value-type="float" office:value="34">
            <text:p>34</text:p>
          </table:table-cell>
          <table:table-cell office:value-type="float" office:value="0.1">
            <text:p>0.1</text:p>
          </table:table-cell>
          <table:table-cell office:value-type="float" office:value="8460000">
            <text:p>8460000</text:p>
          </table:table-cell>
          <table:table-cell table:style-name="ce2" table:formula="oooc:=[.X8]/[.X21]" office:value-type="float" office:value="0.140368342458935">
            <text:p>0.14</text:p>
          </table:table-cell>
          <table:table-cell office:value-type="float" office:value="248823.5">
            <text:p>248823.5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241344">
            <text:p>0.241344</text:p>
          </table:table-cell>
          <table:table-cell table:style-name="ce13" office:value-type="float" office:value="1.4666">
            <text:p>1.46660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777">
            <text:p>777</text:p>
          </table:table-cell>
          <table:table-cell office:value-type="float" office:value="1010">
            <text:p>101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9]/([.N9]*0.8)" office:value-type="float" office:value="0.488416988416988">
            <text:p>0.49</text:p>
          </table:table-cell>
          <table:table-cell table:style-name="ce2" table:formula="oooc:=[.Q9]/([.N9]*0.15)" office:value-type="float" office:value="0.12012012012012">
            <text:p>0.12</text:p>
          </table:table-cell>
          <table:table-cell/>
          <table:table-cell office:value-type="string">
            <text:p>ConnectivityVariable::reindex(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80000">
            <text:p>1480000</text:p>
          </table:table-cell>
          <table:table-cell table:style-name="ce2" table:formula="oooc:=[.X9]/[.X21]" office:value-type="float" office:value="0.0245561639289862">
            <text:p>0.02</text:p>
          </table:table-cell>
          <table:table-cell office:value-type="float" office:value="493333.3">
            <text:p>493333.3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560806">
            <text:p>0.560806</text:p>
          </table:table-cell>
          <table:table-cell table:style-name="ce13" office:value-type="float" office:value="2.01027">
            <text:p>2.01027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554">
            <text:p>554</text:p>
          </table:table-cell>
          <table:table-cell office:value-type="float" office:value="452">
            <text:p>452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0]/([.N10]*0.8)" office:value-type="float" office:value="0.685018050541516">
            <text:p>0.69</text:p>
          </table:table-cell>
          <table:table-cell table:style-name="ce2" table:formula="oooc:=[.Q10]/([.N10]*0.15)" office:value-type="float" office:value="0.168471720818291">
            <text:p>0.17</text:p>
          </table:table-cell>
          <table:table-cell/>
          <table:table-cell office:value-type="string">
            <text:p>VariableDecorator::read(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0000">
            <text:p>780000</text:p>
          </table:table-cell>
          <table:table-cell table:style-name="ce2" table:formula="oooc:=[.X10]/[.X21]" office:value-type="float" office:value="0.0129417620706819">
            <text:p>0.01</text:p>
          </table:table-cell>
          <table:table-cell office:value-type="float" office:value="156000">
            <text:p>156000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0.529082">
            <text:p>0.529082</text:p>
          </table:table-cell>
          <table:table-cell table:style-name="ce13" office:value-type="float" office:value="3.83721">
            <text:p>3.83721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160">
            <text:p>160</text:p>
          </table:table-cell>
          <table:table-cell office:value-type="float" office:value="431">
            <text:p>43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1]/([.N11]*0.8)" office:value-type="float" office:value="2.371875">
            <text:p>2.37</text:p>
          </table:table-cell>
          <table:table-cell table:style-name="ce2" table:formula="oooc:=[.Q11]/([.N11]*0.15)" office:value-type="float" office:value="0.583333333333333">
            <text:p>0.58</text:p>
          </table:table-cell>
          <table:table-cell/>
          <table:table-cell office:value-type="string">
            <text:p>NetcdfDataset::NetcdfDataset(string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70000">
            <text:p>670000</text:p>
          </table:table-cell>
          <table:table-cell table:style-name="ce2" table:formula="oooc:=[.X11]/[.X21]" office:value-type="float" office:value="0.0111166417786627">
            <text:p>0.01</text:p>
          </table:table-cell>
          <table:table-cell office:value-type="float" office:value="134000">
            <text:p>134000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17436">
            <text:p>1.174360</text:p>
          </table:table-cell>
          <table:table-cell table:style-name="ce13" office:value-type="float" office:value="4.47908">
            <text:p>4.47908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105">
            <text:p>105</text:p>
          </table:table-cell>
          <table:table-cell office:value-type="float" office:value="200">
            <text:p>20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2]/([.N12]*0.8)" office:value-type="float" office:value="3.61428571428571">
            <text:p>3.61</text:p>
          </table:table-cell>
          <table:table-cell table:style-name="ce2" table:formula="oooc:=[.Q12]/([.N12]*0.15)" office:value-type="float" office:value="0.888888888888889">
            <text:p>0.89</text:p>
          </table:table-cell>
          <table:table-cell/>
          <table:table-cell office:value-type="string">
            <text:p>Dataset::adjust_masks(LatLonBox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0000">
            <text:p>600000</text:p>
          </table:table-cell>
          <table:table-cell table:style-name="ce2" table:formula="oooc:=[.X12]/[.X21]" office:value-type="float" office:value="0.00995520159283225">
            <text:p>0.01</text:p>
          </table:table-cell>
          <table:table-cell office:value-type="float" office:value="600000">
            <text:p>60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01528">
            <text:p>1.015280</text:p>
          </table:table-cell>
          <table:table-cell table:style-name="ce13" office:value-type="float" office:value="4.27841">
            <text:p>4.27841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68">
            <text:p>68</text:p>
          </table:table-cell>
          <table:table-cell office:value-type="float" office:value="222">
            <text:p>222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3]/([.N13]*0.8)" office:value-type="float" office:value="5.58088235294118">
            <text:p>5.58</text:p>
          </table:table-cell>
          <table:table-cell table:style-name="ce2" table:formula="oooc:=[.Q13]/([.N13]*0.15)" office:value-type="float" office:value="1.37254901960784">
            <text:p>1.37</text:p>
          </table:table-cell>
          <table:table-cell/>
          <table:table-cell office:value-type="string">
            <text:p>NetcdfFileWriter::NetcdfFileWriter(string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000">
            <text:p>180000</text:p>
          </table:table-cell>
          <table:table-cell table:style-name="ce2" table:formula="oooc:=[.X13]/[.X21]" office:value-type="float" office:value="0.00298656047784968">
            <text:p>0</text:p>
          </table:table-cell>
          <table:table-cell office:value-type="float" office:value="180000">
            <text:p>18000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1.11334">
            <text:p>1.113340</text:p>
          </table:table-cell>
          <table:table-cell table:style-name="ce13" office:value-type="float" office:value="4.51494">
            <text:p>4.514940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52">
            <text:p>52</text:p>
          </table:table-cell>
          <table:table-cell office:value-type="float" office:value="205">
            <text:p>20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14]/([.N14]*0.8)" office:value-type="float" office:value="7.29807692307692">
            <text:p>7.3</text:p>
          </table:table-cell>
          <table:table-cell table:style-name="ce2" table:formula="oooc:=[.Q14]/([.N14]*0.15)" office:value-type="float" office:value="1.7948717948718">
            <text:p>1.79</text:p>
          </table:table-cell>
          <table:table-cell/>
          <table:table-cell office:value-type="string">
            <text:p>AbstractVariable::get_handle()</text:p>
          </table:table-cell>
          <table:table-cell office:value-type="float" office:value="165">
            <text:p>165</text:p>
          </table:table-cell>
          <table:table-cell office:value-type="float" office:value="0.3">
            <text:p>0.3</text:p>
          </table:table-cell>
          <table:table-cell office:value-type="float" office:value="140000">
            <text:p>140000</text:p>
          </table:table-cell>
          <table:table-cell table:style-name="ce2" table:formula="oooc:=[.X14]/[.X21]" office:value-type="float" office:value="0.00232288037166086">
            <text:p>0</text:p>
          </table:table-cell>
          <table:table-cell office:value-type="float" office:value="848.5">
            <text:p>848.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3"/>
          <table:table-cell table:style-name="ce2"/>
          <table:table-cell table:number-columns-repeated="6"/>
          <table:table-cell office:value-type="string">
            <text:p>pack(int,int,int*,int*)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70000">
            <text:p>70000</text:p>
          </table:table-cell>
          <table:table-cell table:style-name="ce2" table:formula="oooc:=[.X15]/[.X21]" office:value-type="float" office:value="0.00116144018583043">
            <text:p>0</text:p>
          </table:table-cell>
          <table:table-cell office:value-type="float" office:value="2258.1">
            <text:p>2258.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542786">
            <text:p>0.542786</text:p>
          </table:table-cell>
          <table:table-cell table:style-name="ce13" office:value-type="float" office:value="1.94915">
            <text:p>1.94915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170">
            <text:p>170</text:p>
          </table:table-cell>
          <table:table-cell table:style-name="ce2" office:value-type="float" office:value="184">
            <text:p>184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16]/[.N16]" office:value-type="float" office:value="0.0823529411764706">
            <text:p>0.08</text:p>
          </table:table-cell>
          <table:table-cell/>
          <table:table-cell office:value-type="string">
            <text:p>NetcdfFileWriter::maybe_enddef()</text:p>
          </table:table-cell>
          <table:table-cell office:value-type="float" office:value="68">
            <text:p>68</text:p>
          </table:table-cell>
          <table:table-cell office:value-type="float" office:value="0.1">
            <text:p>0.1</text:p>
          </table:table-cell>
          <table:table-cell office:value-type="float" office:value="60000">
            <text:p>60000</text:p>
          </table:table-cell>
          <table:table-cell table:style-name="ce2" table:formula="oooc:=[.X16]/[.X21]" office:value-type="float" office:value="0.000995520159283225">
            <text:p>0</text:p>
          </table:table-cell>
          <table:table-cell office:value-type="float" office:value="882.4">
            <text:p>882.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976908">
            <text:p>0.976908</text:p>
          </table:table-cell>
          <table:table-cell table:style-name="ce13" office:value-type="float" office:value="2.96072">
            <text:p>2.96072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17]/[.N17]" office:value-type="float" office:value="0.164705882352941">
            <text:p>0.16</text:p>
          </table:table-cell>
          <table:table-cell/>
          <table:table-cell office:value-type="string">
            <text:p>Dataset::create_masks(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style-name="ce2" table:formula="oooc:=[.X17]/[.X21]" office:value-type="float" office:value="0.000829600132736021">
            <text:p>0</text:p>
          </table:table-cell>
          <table:table-cell office:value-type="float" office:value="50000">
            <text:p>5000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0.528742">
            <text:p>0.528742</text:p>
          </table:table-cell>
          <table:table-cell table:style-name="ce13" office:value-type="float" office:value="3.57926">
            <text:p>3.57926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table:style-name="ce2" office:value-type="float" office:value="276">
            <text:p>276</text:p>
          </table:table-cell>
          <table:table-cell office:value-type="float" office:value="77">
            <text:p>77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18]/[.N18]" office:value-type="float" office:value="0.0507246376811594">
            <text:p>0.05</text:p>
          </table:table-cell>
          <table:table-cell/>
          <table:table-cell office:value-type="string">
            <text:p>LatLonBox::contains(double,double)</text:p>
          </table:table-cell>
          <table:table-cell office:value-type="float" office:value="40961">
            <text:p>40961</text:p>
          </table:table-cell>
          <table:table-cell office:value-type="float" office:value="78">
            <text:p>78</text:p>
          </table:table-cell>
          <table:table-cell office:value-type="float" office:value="40000">
            <text:p>40000</text:p>
          </table:table-cell>
          <table:table-cell table:style-name="ce2" table:formula="oooc:=[.X18]/[.X21]" office:value-type="float" office:value="0.000663680106188817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20693">
            <text:p>1.206930</text:p>
          </table:table-cell>
          <table:table-cell table:style-name="ce13" office:value-type="float" office:value="4.50821">
            <text:p>4.50821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table:style-name="ce2" office:value-type="float" office:value="798">
            <text:p>798</text:p>
          </table:table-cell>
          <table:table-cell office:value-type="float" office:value="36">
            <text:p>3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19]/[.N19]" office:value-type="float" office:value="0.0175438596491228">
            <text:p>0.02</text:p>
          </table:table-cell>
          <table:table-cell/>
          <table:table-cell office:value-type="string">
            <text:p>AbstractVariable::release_handle()</text:p>
          </table:table-cell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office:value-type="float" office:value="20000">
            <text:p>20000</text:p>
          </table:table-cell>
          <table:table-cell table:style-name="ce2" table:formula="oooc:=[.X19]/[.X21]" office:value-type="float" office:value="0.000331840053094408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55782">
            <text:p>1.557820</text:p>
          </table:table-cell>
          <table:table-cell table:style-name="ce13" office:value-type="float" office:value="4.8764">
            <text:p>4.87640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table:style-name="ce2" office:value-type="float" office:value="410">
            <text:p>410</text:p>
          </table:table-cell>
          <table:table-cell office:value-type="float" office:value="835">
            <text:p>83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20]/[.N20]" office:value-type="float" office:value="0.0341463414634146">
            <text:p>0.03</text:p>
          </table:table-cell>
          <table:table-cell/>
          <table:table-cell office:value-type="string">
            <text:p>AggregationVariable::release_handle(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style-name="ce2" table:formula="oooc:=[.X20]/[.X21]" office:value-type="float" office:value="0.000165920026547204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1.14778">
            <text:p>1.147780</text:p>
          </table:table-cell>
          <table:table-cell table:style-name="ce13" office:value-type="float" office:value="3.02196">
            <text:p>3.021960</text:p>
          </table:table-cell>
          <table:table-cell table:style-name="ce17"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21]/[.N21]" office:value-type="float" office:value="0.162790697674419">
            <text:p>0.16</text:p>
          </table:table-cell>
          <table:table-cell table:number-columns-repeated="4"/>
          <table:table-cell table:style-name="ce2" table:formula="oooc:=SUM([.X7:.X20])" office:value-type="float" office:value="60270000">
            <text:p>6027000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3" table:number-columns-repeated="2"/>
          <table:table-cell table:style-name="ce17"/>
          <table:table-cell table:number-columns-repeated="16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389855">
            <text:p>0.389855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717">
            <text:p>717</text:p>
          </table:table-cell>
          <table:table-cell office:value-type="float" office:value="686">
            <text:p>68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3]/[.N23]" office:value-type="float" office:value="0.423430962343096">
            <text:p>0.42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649288">
            <text:p>0.649288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455">
            <text:p>455</text:p>
          </table:table-cell>
          <table:table-cell office:value-type="float" office:value="396">
            <text:p>39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4]/[.N24]" office:value-type="float" office:value="0.667252747252747">
            <text:p>0.67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1.08134">
            <text:p>1.08134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291">
            <text:p>291</text:p>
          </table:table-cell>
          <table:table-cell office:value-type="float" office:value="227">
            <text:p>227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5]/[.N25]" office:value-type="float" office:value="1.04329896907217">
            <text:p>1.04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38988">
            <text:p>1.38988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260">
            <text:p>260</text:p>
          </table:table-cell>
          <table:table-cell office:value-type="float" office:value="173">
            <text:p>173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6]/[.N26]" office:value-type="float" office:value="1.16769230769231">
            <text:p>1.17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0.982482">
            <text:p>0.982482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string">
            <text:p>OOT</text:p>
          </table:table-cell>
          <table:table-cell office:value-type="float" office:value="226">
            <text:p>22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7]/[.N27]" office:value-type="float" office:value="0">
            <text:p>#DIV/0!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5.86632">
            <text:p>5.86632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172">
            <text:p>172</text:p>
          </table:table-cell>
          <table:table-cell office:value-type="float" office:value="52">
            <text:p>52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28]/[.N28]" office:value-type="float" office:value="1.76511627906977">
            <text:p>1.77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71458">
            <text:p>0.714580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158">
            <text:p>158</text:p>
          </table:table-cell>
          <table:table-cell office:value-type="float" office:value="146">
            <text:p>14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987542">
            <text:p>0.987542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1.22912">
            <text:p>1.229120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323">
            <text:p>323</text:p>
          </table:table-cell>
          <table:table-cell office:value-type="float" office:value="45">
            <text:p>4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11853">
            <text:p>1.118530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582">
            <text:p>582</text:p>
          </table:table-cell>
          <table:table-cell office:value-type="float" office:value="31">
            <text:p>3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08095">
            <text:p>1.080950</text:p>
          </table:table-cell>
          <table:table-cell table:style-name="ce13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style-name="ce16" office:value-type="string" table:number-columns-spanned="19" table:number-rows-spanned="1">
            <text:p>STRONG RUNS – SCRATCH2</text:p>
          </table:table-cell>
          <table:covered-table-cell table:number-columns-repeated="18" table:style-name="ce16"/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328153812">
            <text:p>0.328154</text:p>
          </table:table-cell>
          <table:table-cell table:style-name="ce13" office:value-type="float" office:value="1.21462672">
            <text:p>1.214627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816">
            <text:p>816</text:p>
          </table:table-cell>
          <table:table-cell office:value-type="float" office:value="826">
            <text:p>82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58531924">
            <text:p>0.585319</text:p>
          </table:table-cell>
          <table:table-cell table:style-name="ce13" office:value-type="float" office:value="2.32876428">
            <text:p>2.328764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520">
            <text:p>520</text:p>
          </table:table-cell>
          <table:table-cell office:value-type="float" office:value="468">
            <text:p>468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1.00436135">
            <text:p>1.004361</text:p>
          </table:table-cell>
          <table:table-cell table:style-name="ce13" office:value-type="float" office:value="3.88771266">
            <text:p>3.887713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329">
            <text:p>329</text:p>
          </table:table-cell>
          <table:table-cell office:value-type="float" office:value="281">
            <text:p>28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23044">
            <text:p>1.230440</text:p>
          </table:table-cell>
          <table:table-cell table:style-name="ce13" office:value-type="float" office:value="4.5072">
            <text:p>4.507200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190">
            <text:p>190</text:p>
          </table:table-cell>
          <table:table-cell office:value-type="float" office:value="203">
            <text:p>203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77596">
            <text:p>1.775960</text:p>
          </table:table-cell>
          <table:table-cell table:style-name="ce13" office:value-type="float" office:value="4.79157">
            <text:p>4.791570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220">
            <text:p>220</text:p>
          </table:table-cell>
          <table:table-cell office:value-type="float" office:value="135">
            <text:p>13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2.01526">
            <text:p>2.015260</text:p>
          </table:table-cell>
          <table:table-cell table:style-name="ce13" office:value-type="float" office:value="4.71491">
            <text:p>4.714910</text:p>
          </table:table-cell>
          <table:table-cell/>
          <table:table-cell office:value-type="string">
            <text:p>MJO</text:p>
          </table:table-cell>
          <table:table-cell/>
          <table:table-cell office:value-type="float" office:value="318">
            <text:p>318</text:p>
          </table:table-cell>
          <table:table-cell office:value-type="float" office:value="121">
            <text:p>12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17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1.60438">
            <text:p>1.60438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163">
            <text:p>163</text:p>
          </table:table-cell>
          <table:table-cell office:value-type="float" office:value="165">
            <text:p>16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5]/[.O45]" office:value-type="float" office:value="0.0848484848484848">
            <text:p>0.08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2.09486">
            <text:p>2.09486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6]/[.O46]"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3.95888">
            <text:p>3.95888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7]/[.O47]" office:value-type="float" office:value="0.285714285714286">
            <text:p>0.29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4.53405">
            <text:p>4.53405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8]/[.O48]" office:value-type="float" office:value="0.4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4.84308">
            <text:p>4.84308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49]/[.O49]" office:value-type="float" office:value="0.538461538461538">
            <text:p>0.54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/>
          <table:table-cell table:style-name="ce13" office:value-type="float" office:value="4.74507">
            <text:p>4.745070</text:p>
          </table:table-cell>
          <table:table-cell office:value-type="string">
            <text:p>NOREAD</text:p>
          </table:table-cell>
          <table:table-cell office:value-type="string">
            <text:p>MJO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/>
          <table:table-cell table:style-name="ce2" table:formula="oooc:=[.Q50]/[.O50]" office:value-type="float" office:value="0.518518518518518">
            <text:p>0.52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17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30273">
            <text:p>0.30273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599">
            <text:p>599</text:p>
          </table:table-cell>
          <table:table-cell office:value-type="float" office:value="850">
            <text:p>85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2]/[.O52]" office:value-type="float" office:value="0.357176470588235">
            <text:p>0.36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651406">
            <text:p>0.651406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table:number-columns-repeated="2" office:value-type="float" office:value="398">
            <text:p>398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3]/[.O53]" office:value-type="float" office:value="0.762814070351759">
            <text:p>0.76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0.984231">
            <text:p>0.984231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202">
            <text:p>202</text:p>
          </table:table-cell>
          <table:table-cell office:value-type="float" office:value="249">
            <text:p>249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4]/[.O54]" office:value-type="float" office:value="1.21927710843374">
            <text:p>1.22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0.882695">
            <text:p>0.882695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147">
            <text:p>147</text:p>
          </table:table-cell>
          <table:table-cell office:value-type="float" office:value="256">
            <text:p>256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5]/[.O55]" office:value-type="float" office:value="1.1859375">
            <text:p>1.19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63576">
            <text:p>1.63576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6]/[.O56]" office:value-type="float" office:value="2.01059602649007">
            <text:p>2.01</text:p>
          </table:table-cell>
          <table:table-cell table:number-columns-repeated="9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1.1735">
            <text:p>1.173500</text:p>
          </table:table-cell>
          <table:table-cell table:style-name="ce13"/>
          <table:table-cell table:style-name="ce17" office:value-type="string">
            <text:p>NOWRITE</text:p>
          </table:table-cell>
          <table:table-cell office:value-type="string">
            <text:p>MJO</text:p>
          </table:table-cell>
          <table:table-cell/>
          <table:table-cell office:value-type="float" office:value="147">
            <text:p>147</text:p>
          </table:table-cell>
          <table:table-cell office:value-type="float" office:value="200">
            <text:p>200</text:p>
          </table:table-cell>
          <table:table-cell table:style-name="ce2"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style-name="ce2" table:formula="oooc:=[.P57]/[.O57]" office:value-type="float" office:value="1.518">
            <text:p>1.52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13" table:number-columns-repeated="2"/>
          <table:table-cell table:style-name="ce17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143">
            <text:p>143</text:p>
          </table:table-cell>
          <table:table-cell office:value-type="float" office:value="166">
            <text:p>166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table:number-columns-repeated="2"/>
          <table:table-cell table:style-name="ce17" office:value-type="string">
            <text:p>NORW</text:p>
          </table:table-cell>
          <table:table-cell office:value-type="string">
            <text:p>MJO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8"/>
          <table:table-cell table:style-name="ce13" table:number-columns-repeated="2"/>
          <table:table-cell table:style-name="ce17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278023">
            <text:p>0.278023</text:p>
          </table:table-cell>
          <table:table-cell table:style-name="ce13" office:value-type="float" office:value="1.48502">
            <text:p>1.48502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348">
            <text:p>348</text:p>
          </table:table-cell>
          <table:table-cell office:value-type="float" office:value="412">
            <text:p>412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581134">
            <text:p>0.581134</text:p>
          </table:table-cell>
          <table:table-cell table:style-name="ce13" office:value-type="float" office:value="2.1642">
            <text:p>2.16420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style-name="ce13" office:value-type="float" office:value="1.04959">
            <text:p>1.049590</text:p>
          </table:table-cell>
          <table:table-cell table:style-name="ce13" office:value-type="float" office:value="3.56005">
            <text:p>3.56005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style-name="ce13" office:value-type="float" office:value="1.102">
            <text:p>1.102000</text:p>
          </table:table-cell>
          <table:table-cell table:style-name="ce13" office:value-type="float" office:value="4.38392">
            <text:p>4.38392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1.12308">
            <text:p>1.123080</text:p>
          </table:table-cell>
          <table:table-cell table:style-name="ce13" office:value-type="float" office:value="4.72193">
            <text:p>4.72193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table:style-name="ce13" office:value-type="float" office:value="1.12319">
            <text:p>1.123190</text:p>
          </table:table-cell>
          <table:table-cell table:style-name="ce13" office:value-type="float" office:value="4.80256">
            <text:p>4.802560</text:p>
          </table:table-cell>
          <table:table-cell table:style-name="ce17" office:value-type="string">
            <text:p>OPT</text:p>
          </table:table-cell>
          <table:table-cell office:value-type="string">
            <text:p>MJO</text:p>
          </table:table-cell>
          <table:table-cell/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8"/>
          <table:table-cell table:style-name="ce13" table:number-columns-repeated="2"/>
          <table:table-cell table:style-name="ce17"/>
          <table:table-cell table:number-columns-repeated="4"/>
          <table:table-cell table:style-name="ce2"/>
          <table:table-cell table:number-columns-repeated="11"/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table:style-name="ce13" office:value-type="float" office:value="0.345161">
            <text:p>0.345161</text:p>
          </table:table-cell>
          <table:table-cell table:style-name="ce13" office:value-type="float" office:value="5.0565">
            <text:p>5.056500</text:p>
          </table:table-cell>
          <table:table-cell table:style-name="ce17" office:value-type="string">
            <text:p>HALF</text:p>
          </table:table-cell>
          <table:table-cell office:value-type="string">
            <text:p>MJO</text:p>
          </table:table-cell>
          <table:table-cell table:number-columns-repeated="2"/>
          <table:table-cell office:value-type="float" office:value="85">
            <text:p>85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table:style-name="ce16" office:value-type="string" table:number-columns-spanned="19" table:number-rows-spanned="1">
            <text:p>WEAK RUNS – SCRATCH</text:p>
          </table:table-cell>
          <table:covered-table-cell table:number-columns-repeated="18" table:style-name="ce16"/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8">
            <text:p>8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0230689">
            <text:p>0.023069</text:p>
          </table:table-cell>
          <table:table-cell table:style-name="ce13" office:value-type="float" office:value="0.00751281">
            <text:p>0.007513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368">
            <text:p>368</text:p>
          </table:table-cell>
          <table:table-cell office:value-type="float" office:value="253">
            <text:p>253</text:p>
          </table:table-cell>
          <table:table-cell office:value-type="float" office:value="4.95">
            <text:p>4.95</text:p>
          </table:table-cell>
          <table:table-cell office:value-type="float" office:value="0.3">
            <text:p>0.3</text:p>
          </table:table-cell>
          <table:table-cell table:style-name="ce2" table:formula="oooc:=[.P76]/([.N76]*0.8)" office:value-type="float" office:value="0.0168138586956522">
            <text:p>0.02</text:p>
          </table:table-cell>
          <table:table-cell table:style-name="ce2" table:formula="oooc:=[.Q76]/([.N76]*0.15)" office:value-type="float" office:value="0.00543478260869565">
            <text:p>0.01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8">
            <text:p>8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table:style-name="ce13" office:value-type="float" office:value="0.012204">
            <text:p>0.012204</text:p>
          </table:table-cell>
          <table:table-cell table:style-name="ce13" office:value-type="float" office:value="0.00244388">
            <text:p>0.002444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233">
            <text:p>233</text:p>
          </table:table-cell>
          <table:table-cell office:value-type="float" office:value="571">
            <text:p>571</text:p>
          </table:table-cell>
          <table:table-cell office:value-type="float" office:value="4.95">
            <text:p>4.95</text:p>
          </table:table-cell>
          <table:table-cell office:value-type="float" office:value="0.3">
            <text:p>0.3</text:p>
          </table:table-cell>
          <table:table-cell table:style-name="ce2" table:formula="oooc:=[.P77]/([.N77]*0.8)" office:value-type="float" office:value="0.0265557939914163">
            <text:p>0.03</text:p>
          </table:table-cell>
          <table:table-cell table:style-name="ce2" table:formula="oooc:=[.Q77]/([.N77]*0.15)" office:value-type="float" office:value="0.00858369098712446">
            <text:p>0.01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8">
            <text:p>8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table:style-name="ce13" office:value-type="float" office:value="0.0119284">
            <text:p>0.011928</text:p>
          </table:table-cell>
          <table:table-cell table:style-name="ce13" office:value-type="float" office:value="0.00526182">
            <text:p>0.005262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651">
            <text:p>651</text:p>
          </table:table-cell>
          <table:table-cell office:value-type="float" office:value="504">
            <text:p>504</text:p>
          </table:table-cell>
          <table:table-cell office:value-type="float" office:value="4.95">
            <text:p>4.95</text:p>
          </table:table-cell>
          <table:table-cell office:value-type="float" office:value="0.3">
            <text:p>0.3</text:p>
          </table:table-cell>
          <table:table-cell table:style-name="ce2" table:formula="oooc:=[.P78]/([.N78]*0.8)" office:value-type="float" office:value="0.00950460829493087">
            <text:p>0.01</text:p>
          </table:table-cell>
          <table:table-cell table:style-name="ce2" table:formula="oooc:=[.Q78]/([.N78]*0.15)" office:value-type="float" office:value="0.00307219662058372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9">
            <text:p>9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style-name="ce13" office:value-type="float" office:value="0.0213604">
            <text:p>0.021360</text:p>
          </table:table-cell>
          <table:table-cell table:style-name="ce13" office:value-type="float" office:value="0.208615">
            <text:p>0.208615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936">
            <text:p>936</text:p>
          </table:table-cell>
          <table:table-cell office:value-type="float" office:value="920">
            <text:p>920</text:p>
          </table:table-cell>
          <table:table-cell office:value-type="float" office:value="19">
            <text:p>19</text:p>
          </table:table-cell>
          <table:table-cell office:value-type="float" office:value="1.3">
            <text:p>1.3</text:p>
          </table:table-cell>
          <table:table-cell table:style-name="ce2" table:formula="oooc:=[.P79]/([.N79]*0.8)" office:value-type="float" office:value="0.0253739316239316">
            <text:p>0.03</text:p>
          </table:table-cell>
          <table:table-cell table:style-name="ce2" table:formula="oooc:=[.Q79]/([.N79]*0.15)" office:value-type="float" office:value="0.00925925925925926">
            <text:p>0.01</text:p>
          </table:table-cell>
          <table:table-cell table:number-columns-repeated="8"/>
        </table:table-row>
        <table:table-row table:style-name="ro1">
          <table:table-cell office:value-type="string">
            <text:p>franklin</text:p>
          </table:table-cell>
          <table:table-cell office:value-type="float" office:value="9">
            <text:p>9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table:style-name="ce13" office:value-type="float" office:value="0.0186317">
            <text:p>0.018632</text:p>
          </table:table-cell>
          <table:table-cell table:style-name="ce13" office:value-type="float" office:value="0.0913532">
            <text:p>0.091353</text:p>
          </table:table-cell>
          <table:table-cell/>
          <table:table-cell office:value-type="string">
            <text:p>MJO</text:p>
          </table:table-cell>
          <table:table-cell/>
          <table:table-cell table:style-name="ce2" office:value-type="float" office:value="1129">
            <text:p>1129</text:p>
          </table:table-cell>
          <table:table-cell office:value-type="float" office:value="1047">
            <text:p>1047</text:p>
          </table:table-cell>
          <table:table-cell office:value-type="float" office:value="19">
            <text:p>19</text:p>
          </table:table-cell>
          <table:table-cell office:value-type="float" office:value="1.3">
            <text:p>1.3</text:p>
          </table:table-cell>
          <table:table-cell table:style-name="ce2" table:formula="oooc:=[.P80]/([.N80]*0.8)" office:value-type="float" office:value="0.0210363153232949">
            <text:p>0.02</text:p>
          </table:table-cell>
          <table:table-cell table:style-name="ce2" table:formula="oooc:=[.Q80]/([.N80]*0.15)" office:value-type="float" office:value="0.00767640980218483">
            <text:p>0.01</text:p>
          </table:table-cell>
          <table:table-cell table:number-columns-repeated="8"/>
        </table:table-row>
        <table:table-row table:style-name="ro1" table:number-rows-repeated="65455">
          <table:table-cell table:number-columns-repeated="27"/>
        </table:table-row>
        <table:table-row table:style-name="ro1"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3/04/2010</text:date>, <text:time>08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" style:display-name="PageStyle_orig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before_20_partial_20_sum" style:display-name="PageStyle_before partial sum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O_20_int64_5f_t" style:display-name="PageStyle_IO int64_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O_20_uint64_5f_t" style:display-name="PageStyle_IO uint64_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CPP" style:display-name="PageStyle_ICPP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8-10T11:07:17</meta:creation-date>
    <dc:creator>Jeff Daily</dc:creator>
    <dc:date>2010-03-04T08:28:05</dc:date>
    <meta:editing-cycles>59</meta:editing-cycles>
    <meta:editing-duration>P1DT1H31M18S</meta:editing-duration>
    <meta:user-defined meta:name="Info 1"/>
    <meta:user-defined meta:name="Info 2"/>
    <meta:user-defined meta:name="Info 3"/>
    <meta:user-defined meta:name="Info 4"/>
    <meta:document-statistic meta:table-count="5" meta:cell-count="20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graphic-properties draw:stroke="solid" svg:stroke-width="0cm" svg:stroke-color="#b3b3b3" svg:stroke-opacity="100%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08cm" svg:height="6.113cm" chart:class="chart:scatter" chart:style-name="ch1">
        <chart:plot-area chart:style-name="ch2" table:cell-range-address="'before partial sum'.D6:'before partial sum'.D11 'before partial sum'.I6:'before partial sum'.I11 'before partial sum'.I14:'before partial sum'.I19 'before partial sum'.I22:'before partial sum'.I27" svg:x="0.16cm" svg:y="0.122cm" svg:width="7.687cm" svg:height="5.86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efore partial sum'.I6:'before partial sum'.I11" chart:class="chart:scatter">
            <chart:domain table:cell-range-address="'before partial sum'.D6:'before partial sum'.D11"/>
            <chart:data-point chart:repeated="6"/>
          </chart:series>
          <chart:series chart:style-name="ch6" chart:values-cell-range-address="'before partial sum'.I14:'before partial sum'.I19" chart:class="chart:scatter">
            <chart:domain table:cell-range-address="'before partial sum'.D14:'before partial sum'.D19"/>
            <chart:data-point chart:repeated="6"/>
          </chart:series>
          <chart:series chart:style-name="ch7" chart:values-cell-range-address="'before partial sum'.I22:'before partial sum'.I27" chart:class="chart:scatter">
            <chart:domain table:cell-range-address="'before partial sum'.D22:'before partial sum'.D2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28">
                <text:p>128</text:p>
              </table:table-cell>
              <table:table-cell office:value-type="float" office:value="41">
                <text:p>41</text:p>
              </table:table-cell>
              <table:table-cell office:value-type="float" office:value="128">
                <text:p>128</text:p>
              </table:table-cell>
              <table:table-cell office:value-type="float" office:value="48">
                <text:p>48</text:p>
              </table:table-cell>
              <table:table-cell office:value-type="float" office:value="128">
                <text:p>128</text:p>
              </table:table-cell>
              <table:table-cell office:value-type="float" office:value="226">
                <text:p>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graphic-properties draw:stroke="solid" svg:stroke-width="0cm" svg:stroke-color="#b3b3b3" svg:stroke-opacity="100%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12cm" svg:height="5.693cm" chart:class="chart:scatter" chart:column-mapping="1" chart:style-name="ch1">
        <chart:plot-area chart:style-name="ch2" table:cell-range-address="'before partial sum'.D30:'before partial sum'.D33 'before partial sum'.I30:'before partial sum'.I33 'before partial sum'.I37:'before partial sum'.J40" svg:x="0.16cm" svg:y="0.113cm" svg:width="7.691cm" svg:height="5.466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efore partial sum'.I30:'before partial sum'.I33" chart:class="chart:scatter">
            <chart:domain table:cell-range-address="'before partial sum'.D30:'before partial sum'.D33"/>
            <chart:data-point chart:repeated="4"/>
          </chart:series>
          <chart:series chart:style-name="ch6" chart:values-cell-range-address="'before partial sum'.I37:'before partial sum'.I40" chart:class="chart:scatter">
            <chart:domain table:cell-range-address="'before partial sum'.D37:'before partial sum'.D40"/>
            <chart:data-point chart:repeated="4"/>
          </chart:series>
          <chart:series chart:style-name="ch7" chart:values-cell-range-address="'before partial sum'.J37:'before partial sum'.J40" chart:class="chart:scatter">
            <chart:domain table:cell-range-address="'before partial sum'.D37:'before partial sum'.D40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</table:table-cell>
              <table:table-cell office:value-type="float" office:value="32">
                <text:p>32</text:p>
              </table:table-cell>
              <table:table-cell office:value-type="float" office:value="139">
                <text:p>139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4">
                <text:p>64</text:p>
              </table:table-cell>
              <table:table-cell office:value-type="float" office:value="123">
                <text:p>123</text:p>
              </table:table-cell>
              <table:table-cell office:value-type="float" office:value="64">
                <text:p>64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28">
                <text:p>128</text:p>
              </table:table-cell>
              <table:table-cell office:value-type="float" office:value="111">
                <text:p>111</text:p>
              </table:table-cell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56">
                <text:p>256</text:p>
              </table:table-cell>
              <table:table-cell office:value-type="float" office:value="122">
                <text:p>122</text:p>
              </table:table-cell>
              <table:table-cell office:value-type="float" office:value="256">
                <text:p>256</text:p>
              </table:table-cell>
              <table:table-cell office:value-type="float" office:value="67">
                <text:p>67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22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h3" style:family="chart">
      <style:graphic-properties draw:stroke="none" svg:stroke-width="0cm" svg:stroke-color="#000000" svg:stroke-opacity="100%" draw:fill="none" draw:fill-color="#d9d9d9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chart-properties chart:symbol-type="automatic"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h7" style:family="chart">
      <style:graphic-properties draw:stroke="solid" svg:stroke-width="0cm" svg:stroke-color="#b3b3b3" svg:stroke-opacity="100%"/>
    </style:style>
    <style:style style:name="ch8" style:family="chart" style:data-style-name="N122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9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b3b3b3" svg:stroke-opacity="100%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8.01cm" svg:height="5.348cm" chart:class="chart:scatter" chart:style-name="ch1">
        <chart:title svg:x="3.449cm" svg:y="0.108cm" chart:style-name="ch2">
          <text:p>Read</text:p>
        </chart:title>
        <chart:legend chart:legend-position="end" svg:x="5.878cm" svg:y="2.018cm" chart:style-name="ch3"/>
        <chart:plot-area chart:style-name="ch4" table:cell-range-address="'IO uint64_t'.D25:'IO uint64_t'.D29 'IO uint64_t'.F25:'IO uint64_t'.F39" svg:x="0.119cm" svg:y="0.716cm" svg:width="5.599cm" svg:height="4.514cm">
          <chart:axis chart:dimension="x" chart:name="primary-x" chart:style-name="ch5">
            <chart:title svg:x="2.809cm" svg:y="4.765cm" chart:style-name="ch6">
              <text:p>Procs</text:p>
            </chart:title>
            <chart:grid chart:style-name="ch7" chart:class="major"/>
          </chart:axis>
          <chart:axis chart:dimension="y" chart:name="primary-y" chart:style-name="ch8">
            <chart:title svg:x="0.161cm" svg:y="3.043cm" chart:style-name="ch9">
              <text:p>GB/s</text:p>
            </chart:title>
            <chart:grid chart:style-name="ch7" chart:class="major"/>
          </chart:axis>
          <chart:series chart:style-name="ch10" chart:values-cell-range-address="'IO uint64_t'.F25:'IO uint64_t'.F29" chart:class="chart:scatter">
            <chart:domain table:cell-range-address="'IO uint64_t'.D25:'IO uint64_t'.D29"/>
            <chart:data-point chart:repeated="5"/>
          </chart:series>
          <chart:series chart:style-name="ch11" chart:values-cell-range-address="'IO uint64_t'.F30:'IO uint64_t'.F34" chart:class="chart:scatter">
            <chart:domain table:cell-range-address="'IO uint64_t'.D30:'IO uint64_t'.D34"/>
            <chart:data-point chart:repeated="5"/>
          </chart:series>
          <chart:series chart:style-name="ch12" chart:values-cell-range-address="'IO uint64_t'.F35:'IO uint64_t'.F39" chart:class="chart:scatter">
            <chart:domain table:cell-range-address="'IO uint64_t'.D35:'IO uint64_t'.D39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</table:table-cell>
              <table:table-cell office:value-type="float" office:value="32">
                <text:p>32</text:p>
              </table:table-cell>
              <table:table-cell office:value-type="float" office:value="0.569507">
                <text:p>0.569507</text:p>
              </table:table-cell>
              <table:table-cell office:value-type="float" office:value="32">
                <text:p>32</text:p>
              </table:table-cell>
              <table:table-cell office:value-type="float" office:value="0.144747">
                <text:p>0.144747</text:p>
              </table:table-cell>
              <table:table-cell office:value-type="float" office:value="32">
                <text:p>32</text:p>
              </table:table-cell>
              <table:table-cell office:value-type="float" office:value="0.261141">
                <text:p>0.26114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4">
                <text:p>64</text:p>
              </table:table-cell>
              <table:table-cell office:value-type="float" office:value="0.804836">
                <text:p>0.804836</text:p>
              </table:table-cell>
              <table:table-cell office:value-type="float" office:value="64">
                <text:p>64</text:p>
              </table:table-cell>
              <table:table-cell office:value-type="float" office:value="0.159445">
                <text:p>0.159445</text:p>
              </table:table-cell>
              <table:table-cell office:value-type="float" office:value="64">
                <text:p>64</text:p>
              </table:table-cell>
              <table:table-cell office:value-type="float" office:value="0.822635">
                <text:p>0.82263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28">
                <text:p>128</text:p>
              </table:table-cell>
              <table:table-cell office:value-type="float" office:value="0.388593">
                <text:p>0.388593</text:p>
              </table:table-cell>
              <table:table-cell office:value-type="float" office:value="128">
                <text:p>128</text:p>
              </table:table-cell>
              <table:table-cell office:value-type="float" office:value="0.337933">
                <text:p>0.337933</text:p>
              </table:table-cell>
              <table:table-cell office:value-type="float" office:value="128">
                <text:p>128</text:p>
              </table:table-cell>
              <table:table-cell office:value-type="float" office:value="0.246497">
                <text:p>0.246497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56">
                <text:p>256</text:p>
              </table:table-cell>
              <table:table-cell office:value-type="float" office:value="0.756183">
                <text:p>0.756183</text:p>
              </table:table-cell>
              <table:table-cell office:value-type="float" office:value="256">
                <text:p>256</text:p>
              </table:table-cell>
              <table:table-cell office:value-type="float" office:value="0.370765">
                <text:p>0.370765</text:p>
              </table:table-cell>
              <table:table-cell office:value-type="float" office:value="256">
                <text:p>256</text:p>
              </table:table-cell>
              <table:table-cell office:value-type="float" office:value="0.411078">
                <text:p>0.41107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12">
                <text:p>512</text:p>
              </table:table-cell>
              <table:table-cell office:value-type="float" office:value="0.932859">
                <text:p>0.932859</text:p>
              </table:table-cell>
              <table:table-cell office:value-type="float" office:value="512">
                <text:p>512</text:p>
              </table:table-cell>
              <table:table-cell office:value-type="float" office:value="0.408793">
                <text:p>0.408793</text:p>
              </table:table-cell>
              <table:table-cell office:value-type="float" office:value="512">
                <text:p>512</text:p>
              </table:table-cell>
              <table:table-cell office:value-type="float" office:value="0.340196">
                <text:p>0.340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22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none" svg:stroke-width="0cm" svg:stroke-color="#000000" svg:stroke-opacity="100%" draw:fill="none" draw:fill-color="#d9d9d9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5" style:family="chart" style:data-style-name="N122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graphic-properties draw:stroke="solid" svg:stroke-width="0cm" svg:stroke-color="#b3b3b3" svg:stroke-opacity="100%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b3b3b3" svg:stroke-opacity="100%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5cm" svg:height="5.171cm" chart:class="chart:scatter" chart:style-name="ch1">
        <chart:legend chart:legend-position="end" svg:x="5.82cm" svg:y="1.928cm" chart:style-name="ch2"/>
        <chart:plot-area chart:style-name="ch3" table:cell-range-address="'IO uint64_t'.D25:'IO uint64_t'.D29 'IO uint64_t'.G25:'IO uint64_t'.G39" svg:x="0.16cm" svg:y="0.103cm" svg:width="5.5cm" svg:height="4.86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O uint64_t'.G25:'IO uint64_t'.G29" chart:class="chart:scatter">
            <chart:domain table:cell-range-address="'IO uint64_t'.D25:'IO uint64_t'.D29"/>
            <chart:data-point chart:repeated="5"/>
          </chart:series>
          <chart:series chart:style-name="ch8" chart:values-cell-range-address="'IO uint64_t'.G30:'IO uint64_t'.G34" chart:class="chart:scatter">
            <chart:domain table:cell-range-address="'IO uint64_t'.D30:'IO uint64_t'.D34"/>
            <chart:data-point chart:repeated="5"/>
          </chart:series>
          <chart:series chart:style-name="ch9" chart:values-cell-range-address="'IO uint64_t'.G35:'IO uint64_t'.G39" chart:class="chart:scatter">
            <chart:domain table:cell-range-address="'IO uint64_t'.D35:'IO uint64_t'.D3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</table:table-cell>
              <table:table-cell office:value-type="float" office:value="32">
                <text:p>32</text:p>
              </table:table-cell>
              <table:table-cell office:value-type="float" office:value="0.929228">
                <text:p>0.929228</text:p>
              </table:table-cell>
              <table:table-cell office:value-type="float" office:value="32">
                <text:p>32</text:p>
              </table:table-cell>
              <table:table-cell office:value-type="float" office:value="0.0734378">
                <text:p>0.0734378</text:p>
              </table:table-cell>
              <table:table-cell office:value-type="float" office:value="32">
                <text:p>32</text:p>
              </table:table-cell>
              <table:table-cell office:value-type="float" office:value="0.671784">
                <text:p>0.67178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4">
                <text:p>64</text:p>
              </table:table-cell>
              <table:table-cell office:value-type="float" office:value="1.45218">
                <text:p>1.45218</text:p>
              </table:table-cell>
              <table:table-cell office:value-type="float" office:value="64">
                <text:p>64</text:p>
              </table:table-cell>
              <table:table-cell office:value-type="float" office:value="0.0415513">
                <text:p>0.0415513</text:p>
              </table:table-cell>
              <table:table-cell office:value-type="float" office:value="64">
                <text:p>64</text:p>
              </table:table-cell>
              <table:table-cell office:value-type="float" office:value="1.36857">
                <text:p>1.36857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28">
                <text:p>128</text:p>
              </table:table-cell>
              <table:table-cell office:value-type="float" office:value="1.82579">
                <text:p>1.82579</text:p>
              </table:table-cell>
              <table:table-cell office:value-type="float" office:value="128">
                <text:p>128</text:p>
              </table:table-cell>
              <table:table-cell office:value-type="float" office:value="0.124348">
                <text:p>0.124348</text:p>
              </table:table-cell>
              <table:table-cell office:value-type="float" office:value="128">
                <text:p>128</text:p>
              </table:table-cell>
              <table:table-cell office:value-type="float" office:value="2.15483">
                <text:p>2.1548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56">
                <text:p>256</text:p>
              </table:table-cell>
              <table:table-cell office:value-type="float" office:value="2.15788">
                <text:p>2.15788</text:p>
              </table:table-cell>
              <table:table-cell office:value-type="float" office:value="256">
                <text:p>256</text:p>
              </table:table-cell>
              <table:table-cell office:value-type="float" office:value="0.119936">
                <text:p>0.119936</text:p>
              </table:table-cell>
              <table:table-cell office:value-type="float" office:value="256">
                <text:p>256</text:p>
              </table:table-cell>
              <table:table-cell office:value-type="float" office:value="2.52037">
                <text:p>2.5203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12">
                <text:p>512</text:p>
              </table:table-cell>
              <table:table-cell office:value-type="float" office:value="2.17488">
                <text:p>2.17488</text:p>
              </table:table-cell>
              <table:table-cell office:value-type="float" office:value="512">
                <text:p>512</text:p>
              </table:table-cell>
              <table:table-cell office:value-type="float" office:value="0.0852838">
                <text:p>0.0852838</text:p>
              </table:table-cell>
              <table:table-cell office:value-type="float" office:value="512">
                <text:p>512</text:p>
              </table:table-cell>
              <table:table-cell office:value-type="float" office:value="2.51409">
                <text:p>2.51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